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1pt"/>
    </style:style>
    <style:style style:name="co2" style:family="table-column">
      <style:table-column-properties fo:break-before="auto" style:column-width="240.75pt"/>
    </style:style>
    <style:style style:name="co3" style:family="table-column">
      <style:table-column-properties fo:break-before="auto" style:column-width="632.24pt"/>
    </style:style>
    <style:style style:name="co4" style:family="table-column">
      <style:table-column-properties fo:break-before="auto" style:column-width="481.49pt"/>
    </style:style>
    <style:style style:name="co5" style:family="table-column">
      <style:table-column-properties fo:break-before="auto" style:column-width="426.9pt"/>
    </style:style>
    <style:style style:name="co6" style:family="table-column">
      <style:table-column-properties fo:break-before="auto" style:column-width="270.71pt"/>
    </style:style>
    <style:style style:name="co7" style:family="table-column">
      <style:table-column-properties fo:break-before="auto" style:column-width="346.85pt"/>
    </style:style>
    <style:style style:name="co8" style:family="table-column">
      <style:table-column-properties fo:break-before="auto" style:column-width="176.06pt"/>
    </style:style>
    <style:style style:name="co9" style:family="table-column">
      <style:table-column-properties fo:break-before="auto" style:column-width="164.01pt"/>
    </style:style>
    <style:style style:name="co10" style:family="table-column">
      <style:table-column-properties fo:break-before="auto" style:column-width="114.66pt"/>
    </style:style>
    <style:style style:name="co11" style:family="table-column">
      <style:table-column-properties fo:break-before="auto" style:column-width="278.05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147.46pt"/>
    </style:style>
    <style:style style:name="co14" style:family="table-column">
      <style:table-column-properties fo:break-before="auto" style:column-width="253.16pt"/>
    </style:style>
    <style:style style:name="co15" style:family="table-column">
      <style:table-column-properties fo:break-before="auto" style:column-width="320.2pt"/>
    </style:style>
    <style:style style:name="co1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61.99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25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0"/>
        <table:table-column table:style-name="co9" table:default-cell-style-name="ce10"/>
        <table:table-column table:style-name="co10" table:default-cell-style-name="ce10"/>
        <table:table-column table:style-name="co11" table:default-cell-style-name="ce13"/>
        <table:table-column table:style-name="co12" table:default-cell-style-name="ce36"/>
        <table:table-column table:style-name="co13" table:default-cell-style-name="ce10"/>
        <table:table-column table:style-name="co14" table:default-cell-style-name="ce10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</text:p>
          </table:table-cell>
          <table:table-cell table:style-name="ce1" office:value-type="string" calcext:value-type="string">
            <text:p>SMILES</text:p>
          </table:table-cell>
          <table:table-cell table:style-name="ce1" office:value-type="string" calcext:value-type="string">
            <text:p>INCHI</text:p>
          </table:table-cell>
          <table:table-cell table:style-name="ce1" office:value-type="string" calcext:value-type="string">
            <text:p>SMILES_INCHI_SOURCE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39" calcext:value-type="float">
            <text:p>1322742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5" calcext:value-type="float">
            <text:p>3980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40913" calcext:value-type="float">
            <text:p>52409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312658" calcext:value-type="float">
            <text:p>143126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93111" calcext:value-type="float">
            <text:p>12193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0" calcext:value-type="float">
            <text:p>1322742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8789" calcext:value-type="float">
            <text:p>98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94" calcext:value-type="float">
            <text:p>1023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1" calcext:value-type="float">
            <text:p>1322742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2" calcext:value-type="float">
            <text:p>1322742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17" calcext:value-type="float">
            <text:p>6182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541152" calcext:value-type="float">
            <text:p>67541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340" calcext:value-type="float">
            <text:p>6183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6452" calcext:value-type="float">
            <text:p>7264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3" calcext:value-type="float">
            <text:p>1322742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370597" calcext:value-type="float">
            <text:p>133705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779250" calcext:value-type="float">
            <text:p>18779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4" calcext:value-type="float">
            <text:p>3980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7" calcext:value-type="float">
            <text:p>3980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4" calcext:value-type="float">
            <text:p>132274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5" calcext:value-type="float">
            <text:p>1322742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6" calcext:value-type="float">
            <text:p>1322742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7" calcext:value-type="float">
            <text:p>1322742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8" calcext:value-type="float">
            <text:p>1322742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5" calcext:value-type="float">
            <text:p>5471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9" calcext:value-type="float">
            <text:p>1322742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6" calcext:value-type="float">
            <text:p>3980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1" calcext:value-type="float">
            <text:p>1322742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8" calcext:value-type="float">
            <text:p>3980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2" calcext:value-type="float">
            <text:p>132274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31279" calcext:value-type="float">
            <text:p>110312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3" calcext:value-type="float">
            <text:p>1322742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4" calcext:value-type="float">
            <text:p>1322742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6" calcext:value-type="float">
            <text:p>547102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80" calcext:value-type="float">
            <text:p>3980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5" calcext:value-type="float">
            <text:p>1322742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6" calcext:value-type="float">
            <text:p>132274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7" calcext:value-type="float">
            <text:p>1322742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52" calcext:value-type="float">
            <text:p>618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4459" calcext:value-type="float">
            <text:p>744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6522" calcext:value-type="float">
            <text:p>6065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3" calcext:value-type="float">
            <text:p>3984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5" calcext:value-type="float">
            <text:p>3984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38698" calcext:value-type="float">
            <text:p>6386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5428" calcext:value-type="float">
            <text:p>10785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88944" calcext:value-type="float">
            <text:p>588944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8916741" calcext:value-type="float">
            <text:p>28916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097" calcext:value-type="float">
            <text:p>11003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2" calcext:value-type="float">
            <text:p>3984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4" calcext:value-type="float">
            <text:p>3984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71973" calcext:value-type="float">
            <text:p>5719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9099310" calcext:value-type="float">
            <text:p>1909931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6493" calcext:value-type="float">
            <text:p>67649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4385" calcext:value-type="float">
            <text:p>8543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8761" calcext:value-type="float">
            <text:p>88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234" calcext:value-type="float">
            <text:p>1823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5111" calcext:value-type="float">
            <text:p>10955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75342" calcext:value-type="float">
            <text:p>112753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77824" calcext:value-type="float">
            <text:p>108778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10363" calcext:value-type="float">
            <text:p>109103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39839" calcext:value-type="float">
            <text:p>27398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22611" calcext:value-type="float">
            <text:p>108226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6382" calcext:value-type="float">
            <text:p>963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0261" calcext:value-type="float">
            <text:p>10780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05575" calcext:value-type="float">
            <text:p>107055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7244" calcext:value-type="float">
            <text:p>10717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27515" calcext:value-type="float">
            <text:p>105275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58282" calcext:value-type="float">
            <text:p>10758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36504" calcext:value-type="float">
            <text:p>107365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944" calcext:value-type="float">
            <text:p>11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86" calcext:value-type="float">
            <text:p>145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8" calcext:value-type="float">
            <text:p>1322742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974290" calcext:value-type="float">
            <text:p>129742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4382712" calcext:value-type="float">
            <text:p>4382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006998" calcext:value-type="float">
            <text:p>13006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61096" calcext:value-type="float">
            <text:p>1256109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1645944" calcext:value-type="float">
            <text:p>21645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9" calcext:value-type="float">
            <text:p>1322742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923638" calcext:value-type="float">
            <text:p>1019236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0" calcext:value-type="float">
            <text:p>132274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0171" calcext:value-type="float">
            <text:p>80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1" calcext:value-type="float">
            <text:p>132274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2" calcext:value-type="float">
            <text:p>1322742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3" calcext:value-type="float">
            <text:p>1322742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5" calcext:value-type="float">
            <text:p>1322742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14229" calcext:value-type="float">
            <text:p>1101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6" calcext:value-type="float">
            <text:p>1322742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8" calcext:value-type="float">
            <text:p>1322742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9" calcext:value-type="float">
            <text:p>132274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0" calcext:value-type="float">
            <text:p>1322742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1" calcext:value-type="float">
            <text:p>132274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19582" calcext:value-type="float">
            <text:p>132195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2" calcext:value-type="float">
            <text:p>1322742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792846" calcext:value-type="float">
            <text:p>127928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3" calcext:value-type="float">
            <text:p>1322742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5" calcext:value-type="float">
            <text:p>1322742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15025" calcext:value-type="float">
            <text:p>11415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7" calcext:value-type="float">
            <text:p>132274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612443" calcext:value-type="float">
            <text:p>686124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8" calcext:value-type="float">
            <text:p>132274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949282" calcext:value-type="float">
            <text:p>13949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01204" calcext:value-type="float">
            <text:p>1012012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9470" calcext:value-type="float">
            <text:p>118294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54455" calcext:value-type="float">
            <text:p>10654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78260" calcext:value-type="float">
            <text:p>10678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17277" calcext:value-type="float">
            <text:p>10517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45767" calcext:value-type="float">
            <text:p>10645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944" calcext:value-type="float">
            <text:p>10697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8" calcext:value-type="float">
            <text:p>1324277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9" calcext:value-type="float">
            <text:p>1324277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0" calcext:value-type="float">
            <text:p>1324277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1" calcext:value-type="float">
            <text:p>132427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2" calcext:value-type="float">
            <text:p>1324277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3" calcext:value-type="float">
            <text:p>1324277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4" calcext:value-type="float">
            <text:p>13242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5" calcext:value-type="float">
            <text:p>1324277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6" calcext:value-type="float">
            <text:p>1324277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7" calcext:value-type="float">
            <text:p>1324277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8" calcext:value-type="float">
            <text:p>1324277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9" calcext:value-type="float">
            <text:p>1324277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0" calcext:value-type="float">
            <text:p>1324277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71771" calcext:value-type="float">
            <text:p>102371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59388" calcext:value-type="float">
            <text:p>105593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1471" calcext:value-type="float">
            <text:p>118014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431" calcext:value-type="float">
            <text:p>1053143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68841" calcext:value-type="float">
            <text:p>107688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744" calcext:value-type="float">
            <text:p>1069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1" calcext:value-type="float">
            <text:p>1324277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25837" calcext:value-type="float">
            <text:p>106258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07162" calcext:value-type="float">
            <text:p>105071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80399" calcext:value-type="float">
            <text:p>1058039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41195" calcext:value-type="float">
            <text:p>108411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2" calcext:value-type="float">
            <text:p>1324277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6678" calcext:value-type="float">
            <text:p>10576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3" calcext:value-type="float">
            <text:p>1324277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25214" calcext:value-type="float">
            <text:p>104252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383079" calcext:value-type="float">
            <text:p>103830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4" calcext:value-type="float">
            <text:p>1324277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5" calcext:value-type="float">
            <text:p>132427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5097" calcext:value-type="float">
            <text:p>11025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6" calcext:value-type="float">
            <text:p>1324277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07207" calcext:value-type="float">
            <text:p>111072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278" calcext:value-type="float">
            <text:p>11825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7" calcext:value-type="float">
            <text:p>1324277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8" calcext:value-type="float">
            <text:p>1324277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9" calcext:value-type="float">
            <text:p>1324277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4015" calcext:value-type="float">
            <text:p>118240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755" calcext:value-type="float">
            <text:p>11825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0" calcext:value-type="float">
            <text:p>1324277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1" calcext:value-type="float">
            <text:p>132427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348" calcext:value-type="float">
            <text:p>110033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68952" calcext:value-type="float">
            <text:p>11068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2" calcext:value-type="float">
            <text:p>1324277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4" calcext:value-type="float">
            <text:p>1324277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5" calcext:value-type="float">
            <text:p>1324277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3" calcext:value-type="float">
            <text:p>1009966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14797" calcext:value-type="float">
            <text:p>118147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5" calcext:value-type="float">
            <text:p>1009966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9203" calcext:value-type="float">
            <text:p>110292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4" calcext:value-type="float">
            <text:p>1009966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6" calcext:value-type="float">
            <text:p>1324277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7" calcext:value-type="float">
            <text:p>132427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8" calcext:value-type="float">
            <text:p>1324277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49105" calcext:value-type="float">
            <text:p>110491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9" calcext:value-type="float">
            <text:p>1324277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0" calcext:value-type="float">
            <text:p>132427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1" calcext:value-type="float">
            <text:p>132427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7" calcext:value-type="float">
            <text:p>1009966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628" calcext:value-type="float">
            <text:p>109266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2" calcext:value-type="float">
            <text:p>1324277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3" calcext:value-type="float">
            <text:p>1324277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4" calcext:value-type="float">
            <text:p>1324277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5" calcext:value-type="float">
            <text:p>1324277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8" calcext:value-type="float">
            <text:p>1324277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3858" calcext:value-type="float">
            <text:p>107138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5271" calcext:value-type="float">
            <text:p>10745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95561" calcext:value-type="float">
            <text:p>117955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1256" calcext:value-type="float">
            <text:p>10741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34003" calcext:value-type="float">
            <text:p>106340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8725" calcext:value-type="float">
            <text:p>107887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93244" calcext:value-type="float">
            <text:p>10493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6800" calcext:value-type="float">
            <text:p>107168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217568" calcext:value-type="float">
            <text:p>852175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48213" calcext:value-type="float">
            <text:p>105482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9" calcext:value-type="float">
            <text:p>1324277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02269" calcext:value-type="float">
            <text:p>10602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0" calcext:value-type="float">
            <text:p>1324277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505" calcext:value-type="float">
            <text:p>106975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1" calcext:value-type="float">
            <text:p>1324277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172" calcext:value-type="float">
            <text:p>10531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67678" calcext:value-type="float">
            <text:p>10667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2" calcext:value-type="float">
            <text:p>1324277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3724" calcext:value-type="float">
            <text:p>106937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3" calcext:value-type="float">
            <text:p>1324277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9516" calcext:value-type="float">
            <text:p>105795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4" calcext:value-type="float">
            <text:p>132427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5" calcext:value-type="float">
            <text:p>1324277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6" calcext:value-type="float">
            <text:p>1324277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7" calcext:value-type="float">
            <text:p>13242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8" calcext:value-type="float">
            <text:p>1324277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9" calcext:value-type="float">
            <text:p>132427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90" calcext:value-type="float">
            <text:p>1324277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891429" calcext:value-type="float">
            <text:p>15891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49" calcext:value-type="float">
            <text:p>1348181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0" calcext:value-type="float">
            <text:p>13481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1" calcext:value-type="float">
            <text:p>1348181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2" calcext:value-type="float">
            <text:p>134818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1303007" calcext:value-type="float">
            <text:p>713030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452770" calcext:value-type="float">
            <text:p>125452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3" calcext:value-type="float">
            <text:p>1348181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5" calcext:value-type="float">
            <text:p>1348181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7" calcext:value-type="float">
            <text:p>1348181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9" calcext:value-type="float">
            <text:p>1348181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1" calcext:value-type="float">
            <text:p>1348181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3" calcext:value-type="float">
            <text:p>1348181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9129" calcext:value-type="float">
            <text:p>2791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638116" calcext:value-type="float">
            <text:p>146381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5" calcext:value-type="float">
            <text:p>1348181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804" calcext:value-type="float">
            <text:p>1368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9998" calcext:value-type="float">
            <text:p>569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642565" calcext:value-type="float">
            <text:p>156425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01594" calcext:value-type="float">
            <text:p>109015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3564" calcext:value-type="float">
            <text:p>935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6398" calcext:value-type="float">
            <text:p>163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76" calcext:value-type="float">
            <text:p>72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310293" calcext:value-type="float">
            <text:p>893102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27540" calcext:value-type="float">
            <text:p>136275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01455" calcext:value-type="float">
            <text:p>301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952" calcext:value-type="float">
            <text:p>89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0364" calcext:value-type="float">
            <text:p>566903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7296786" calcext:value-type="float">
            <text:p>13729678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7" calcext:value-type="float">
            <text:p>1348181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5433746" calcext:value-type="float">
            <text:p>13543374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20468" calcext:value-type="float">
            <text:p>52204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46517" calcext:value-type="float">
            <text:p>121465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8" calcext:value-type="float">
            <text:p>1348181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62356" calcext:value-type="float">
            <text:p>1012623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9" calcext:value-type="float">
            <text:p>1348181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0" calcext:value-type="float">
            <text:p>1348181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1" calcext:value-type="float">
            <text:p>134818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2" calcext:value-type="float">
            <text:p>134818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3" calcext:value-type="float">
            <text:p>1348181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614714" calcext:value-type="float">
            <text:p>3614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4" calcext:value-type="float">
            <text:p>1348181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5" calcext:value-type="float">
            <text:p>1348181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6" calcext:value-type="float">
            <text:p>1348181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7" calcext:value-type="float">
            <text:p>1348181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8" calcext:value-type="float">
            <text:p>1348181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0371" calcext:value-type="float">
            <text:p>5403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15017" calcext:value-type="float">
            <text:p>3150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7854" calcext:value-type="float">
            <text:p>118078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2107" calcext:value-type="float">
            <text:p>6821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762483" calcext:value-type="float">
            <text:p>147624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9" calcext:value-type="float">
            <text:p>1348181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23250" calcext:value-type="float">
            <text:p>11123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0" calcext:value-type="float">
            <text:p>1348181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3546" calcext:value-type="float">
            <text:p>1235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1" calcext:value-type="float">
            <text:p>1348181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2" calcext:value-type="float">
            <text:p>1348181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7537" calcext:value-type="float">
            <text:p>109575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84229" calcext:value-type="float">
            <text:p>38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0750669" calcext:value-type="float">
            <text:p>207506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315292" calcext:value-type="float">
            <text:p>853152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467479" calcext:value-type="float">
            <text:p>144674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2400" calcext:value-type="float">
            <text:p>566924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3" calcext:value-type="float">
            <text:p>1348181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4" calcext:value-type="float">
            <text:p>1348181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5" calcext:value-type="float">
            <text:p>1348181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76215" calcext:value-type="float">
            <text:p>2776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5090" calcext:value-type="float">
            <text:p>6050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373653" calcext:value-type="float">
            <text:p>3373653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1" calcext:value-type="float">
            <text:p>1457217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6503" calcext:value-type="float">
            <text:p>108665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6344" calcext:value-type="float">
            <text:p>64363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64215" calcext:value-type="float">
            <text:p>10564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44789" calcext:value-type="float">
            <text:p>11744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24982" calcext:value-type="float">
            <text:p>112249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8" calcext:value-type="float">
            <text:p>1012444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80956" calcext:value-type="float">
            <text:p>111809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2" calcext:value-type="float">
            <text:p>145721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3" calcext:value-type="float">
            <text:p>1457217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399784" calcext:value-type="float">
            <text:p>11399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4" calcext:value-type="float">
            <text:p>145721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5" calcext:value-type="float">
            <text:p>1457217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6" calcext:value-type="float">
            <text:p>1457217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7" calcext:value-type="float">
            <text:p>1457217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4497" calcext:value-type="float">
            <text:p>108644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8" calcext:value-type="float">
            <text:p>1457217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224" calcext:value-type="float">
            <text:p>109262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5" calcext:value-type="float">
            <text:p>1012444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9" calcext:value-type="float">
            <text:p>14572171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74330" calcext:value-type="float">
            <text:p>1177433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7" calcext:value-type="float">
            <text:p>10124442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06294" calcext:value-type="float">
            <text:p>114062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8" calcext:value-type="float">
            <text:p>101244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9" calcext:value-type="float">
            <text:p>101244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8150" calcext:value-type="float">
            <text:p>643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0" calcext:value-type="float">
            <text:p>14572172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1" calcext:value-type="float">
            <text:p>14572172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47787" calcext:value-type="float">
            <text:p>1124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2" calcext:value-type="float">
            <text:p>1457217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3" calcext:value-type="float">
            <text:p>14572172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Muse, D.E. data. Williams, G.C. data was resubmitted later with new REGID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3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LKEPTJWVLLAVFM-UHFFFAOYSA-J</text:p>
          </table:table-cell>
          <table:table-cell table:style-name="ce8" office:value-type="string" calcext:value-type="string">
            <text:p>CN1[CH+]N(C)C2C1N(C)C(=[Hg+2]=C1N(C)C3C(N(C)[CH+]N3C)N1C)N2C.[Cl-].[Cl-].[Cl-].[Cl-]</text:p>
          </table:table-cell>
          <table:table-cell table:style-name="ce8" office:value-type="string" calcext:value-type="string">
            <text:p>InChI=1S/2C8H15N4.4ClH.Hg/c2*1-9-5-10(2)8-7(9)11(3)6-12(8)4;;;;;/h2*5,7-8H,1-4H3;4*1H;/q2*+1;;;;;+2/p-4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RWWKOGGAGGYHLI-UHFFFAOYSA-L</text:p>
          </table:table-cell>
          <table:table-cell table:style-name="ce8" office:value-type="string" calcext:value-type="string">
            <text:p>C1=CC=C(P(C2=CC=CC=C2)C2=CC=CC=C2)C=C1.CN1C(=O)N(C)C23N(C)C(=O)N(C)C12N(C)C(=[Pd](Cl)Cl)N3C</text:p>
          </table:table-cell>
          <table:table-cell table:style-name="ce8" office:value-type="string" calcext:value-type="string">
            <text:p>InChI=1S/C18H15P.C11H18N6O2.2ClH.Pd/c1-4-10-16(11-5-1)19(17-12-6-2-7-13-17)18-14-8-3-9-15-18;1-12-7-13(2)11-10(12,14(3)8(18)16(11)5)15(4)9(19)17(11)6;;;/h1-15H;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CUKBAUSEIPUCSS-UHFFFAOYSA-L</text:p>
          </table:table-cell>
          <table:table-cell table:style-name="ce8" office:value-type="string" calcext:value-type="string">
            <text:p>CN1C(=O)N(C)C23N(C)C(=O)N(C)C12N(C)C(=[Hg+2]=C1N(C)C24N(C)C(=O)N(C)C2(N(C)C(=O)N4C)N1C)N3C.[Cl-].[Cl-]</text:p>
          </table:table-cell>
          <table:table-cell table:style-name="ce8" office:value-type="string" calcext:value-type="string">
            <text:p>InChI=1S/2C11H18N6O2.2ClH.Hg/c2*1-12-7-13(2)11-10(12,14(3)8(18)16(11)5)15(4)9(19)17(11)6;;;/h2*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FNOKFVNNIKZEHT-IJLUTSLNSA-N</text:p>
          </table:table-cell>
          <table:table-cell table:style-name="ce8" office:value-type="string" calcext:value-type="string">
            <text:p>C[C@@]12O[C@@H]1CC[C@@]2(O)C1=CC=CC=C1</text:p>
          </table:table-cell>
          <table:table-cell table:style-name="ce8" office:value-type="string" calcext:value-type="string">
            <text:p>InChI=1S/C12H14O2/c1-11-10(14-11)7-8-12(11,13)9-5-3-2-4-6-9/h2-6,10,13H,7-8H2,1H3/t10-,11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UAYSXIQLGXJYLL-PWSUYJOCSA-N</text:p>
          </table:table-cell>
          <table:table-cell table:style-name="ce8" office:value-type="string" calcext:value-type="string">
            <text:p>C[C@@]1(C2=CC=CC=C2)C(=O)CC[C@H]1O</text:p>
          </table:table-cell>
          <table:table-cell table:style-name="ce8" office:value-type="string" calcext:value-type="string">
            <text:p>InChI=1S/C12H14O2/c1-12(9-5-3-2-4-6-9)10(13)7-8-11(12)14/h2-6,10,13H,7-8H2,1H3/t10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8</text:p>
          </table:table-cell>
          <table:table-cell table:style-name="ce22" office:value-type="string" calcext:value-type="string">
            <text:p>DKKOSAKIPMMIFY-APPZFPTMSA-N</text:p>
          </table:table-cell>
          <table:table-cell table:style-name="ce8" office:value-type="string" calcext:value-type="string">
            <text:p>C=CC[C@]1(C)C(=O)CC[C@H]1O</text:p>
          </table:table-cell>
          <table:table-cell table:style-name="ce8" office:value-type="string" calcext:value-type="string">
            <text:p>InChI=1S/C9H14O2/c1-3-6-9(2)7(10)4-5-8(9)11/h3,7,10H,1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39</text:p>
          </table:table-cell>
          <table:table-cell table:style-name="ce22" office:value-type="string" calcext:value-type="string">
            <text:p>YKXISMLFNRLROR-NXEZZACHSA-N</text:p>
          </table:table-cell>
          <table:table-cell table:style-name="ce8" office:value-type="string" calcext:value-type="string">
            <text:p>C=CC[C@]1(C)C(=O)CC[C@H]1OS(C)(=O)=O</text:p>
          </table:table-cell>
          <table:table-cell table:style-name="ce8" office:value-type="string" calcext:value-type="string">
            <text:p>InChI=1S/C10H16O4S/c1-4-7-10(2)8(11)5-6-9(10)14-15(3,12)13/h4,9H,1,5-7H2,2-3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1</text:p>
          </table:table-cell>
          <table:table-cell table:style-name="ce22" office:value-type="string" calcext:value-type="string">
            <text:p>UJVIDHMDUZMBAU-FXAINCCUSA-N</text:p>
          </table:table-cell>
          <table:table-cell table:style-name="ce8" office:value-type="string" calcext:value-type="string">
            <text:p>COC(=O)[C@H]1CCC[C@]2(C)C(=O)CC[C@]12O</text:p>
          </table:table-cell>
          <table:table-cell table:style-name="ce8" office:value-type="string" calcext:value-type="string">
            <text:p>InChI=1S/C12H18O4/c1-11-6-3-4-8(10(14)16-2)12(11,15)7-5-9(11)13/h8,15H,3-7H2,1-2H3/t8-,11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2</text:p>
          </table:table-cell>
          <table:table-cell table:style-name="ce22" office:value-type="string" calcext:value-type="string">
            <text:p>VTINOARJDWHUIG-WFFHOREQSA-N</text:p>
          </table:table-cell>
          <table:table-cell table:style-name="ce8" office:value-type="string" calcext:value-type="string">
            <text:p>COC(=O)[C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-,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3</text:p>
          </table:table-cell>
          <table:table-cell table:style-name="ce22" office:value-type="string" calcext:value-type="string">
            <text:p>VTINOARJDWHUIG-YGNMPJRFSA-N</text:p>
          </table:table-cell>
          <table:table-cell table:style-name="ce8" office:value-type="string" calcext:value-type="string">
            <text:p>COC(=O)[C@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+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4</text:p>
          </table:table-cell>
          <table:table-cell table:style-name="ce22" office:value-type="string" calcext:value-type="string">
            <text:p>LLTBUEVJALYDHC-DMWPJOQESA-N</text:p>
          </table:table-cell>
          <table:table-cell table:style-name="ce8" office:value-type="string" calcext:value-type="string">
            <text:p>COC(=O)[C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+,11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5</text:p>
          </table:table-cell>
          <table:table-cell table:style-name="ce22" office:value-type="string" calcext:value-type="string">
            <text:p>LLTBUEVJALYDHC-XPXLGCRWSA-N</text:p>
          </table:table-cell>
          <table:table-cell table:style-name="ce8" office:value-type="string" calcext:value-type="string">
            <text:p>COC(=O)[C@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-,11+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77</text:p>
          </table:table-cell>
          <table:table-cell table:style-name="ce8" office:value-type="string" calcext:value-type="string">
            <text:p>SCPJDMPQFQJFAU-UHFFFAOYSA-N</text:p>
          </table:table-cell>
          <table:table-cell table:style-name="ce8" office:value-type="string" calcext:value-type="string">
            <text:p>[Se]=P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78</text:p>
          </table:table-cell>
          <table:table-cell table:style-name="ce8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P(=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79</text:p>
          </table:table-cell>
          <table:table-cell table:style-name="ce8" office:value-type="string" calcext:value-type="string">
            <text:p>CXNWMQVHDFXGAB-UHFFFAOYSA-N</text:p>
          </table:table-cell>
          <table:table-cell table:style-name="ce8" office:value-type="string" calcext:value-type="string">
            <text:p>CCCCP(=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UALIB-580</text:p>
          </table:table-cell>
          <table:table-cell table:style-name="ce8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P(=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81</text:p>
          </table:table-cell>
          <table:table-cell table:style-name="ce8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82</text:p>
          </table:table-cell>
          <table:table-cell table:style-name="ce8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P(=[Se])(CCCP(=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83</text:p>
          </table:table-cell>
          <table:table-cell table:style-name="ce8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P(=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UALIB-584</text:p>
          </table:table-cell>
          <table:table-cell table:style-name="ce8" office:value-type="string" calcext:value-type="string">
            <text:p>OSJSSGFVAMQSLE-UHFFFAOYSA-N</text:p>
          </table:table-cell>
          <table:table-cell table:style-name="ce8" office:value-type="string" calcext:value-type="string">
            <text:p>CCCCP(=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85</text:p>
          </table:table-cell>
          <table:table-cell table:style-name="ce8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P(=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586</text:p>
          </table:table-cell>
          <table:table-cell table:style-name="ce8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P(=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UALIB-587</text:p>
          </table:table-cell>
          <table:table-cell table:style-name="ce8" office:value-type="string" calcext:value-type="string">
            <text:p>ZFVJLNKVUKIPPI-UHFFFAOYSA-N</text:p>
          </table:table-cell>
          <table:table-cell table:style-name="ce8" office:value-type="string" calcext:value-type="string">
            <text:p>[Se]=P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Default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2</text:p>
          </table:table-cell>
          <table:table-cell table:style-name="ce22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3</text:p>
          </table:table-cell>
          <table:table-cell table:style-name="ce22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4</text:p>
          </table:table-cell>
          <table:table-cell table:style-name="ce22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5</text:p>
          </table:table-cell>
          <table:table-cell table:style-name="ce22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6</text:p>
          </table:table-cell>
          <table:table-cell table:style-name="ce22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7</text:p>
          </table:table-cell>
          <table:table-cell table:style-name="ce22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5" calcext:value-type="float">
            <text:p>404338025</text:p>
          </table:table-cell>
          <table:table-cell table:style-name="ce34" office:value-type="float" office:value="145865767" calcext:value-type="float">
            <text:p>14586576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6" calcext:value-type="float">
            <text:p>404338026</text:p>
          </table:table-cell>
          <table:table-cell table:style-name="ce34" office:value-type="float" office:value="102499701" calcext:value-type="float">
            <text:p>10249970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7" calcext:value-type="float">
            <text:p>404338027</text:p>
          </table:table-cell>
          <table:table-cell table:style-name="ce34" office:value-type="float" office:value="145865768" calcext:value-type="float">
            <text:p>1458657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8" calcext:value-type="float">
            <text:p>404338028</text:p>
          </table:table-cell>
          <table:table-cell table:style-name="ce34" office:value-type="float" office:value="145865769" calcext:value-type="float">
            <text:p>14586576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9" calcext:value-type="float">
            <text:p>404338029</text:p>
          </table:table-cell>
          <table:table-cell table:style-name="ce34" office:value-type="float" office:value="145865770" calcext:value-type="float">
            <text:p>14586577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0" calcext:value-type="float">
            <text:p>404338030</text:p>
          </table:table-cell>
          <table:table-cell table:style-name="ce34" office:value-type="float" office:value="145865771" calcext:value-type="float">
            <text:p>14586577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1" calcext:value-type="float">
            <text:p>404338031</text:p>
          </table:table-cell>
          <table:table-cell table:style-name="ce34" office:value-type="float" office:value="145865772" calcext:value-type="float">
            <text:p>14586577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2" calcext:value-type="float">
            <text:p>404338032</text:p>
          </table:table-cell>
          <table:table-cell table:style-name="ce34" office:value-type="float" office:value="145865773" calcext:value-type="float">
            <text:p>14586577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3" calcext:value-type="float">
            <text:p>404338033</text:p>
          </table:table-cell>
          <table:table-cell table:style-name="ce34" office:value-type="float" office:value="13217741" calcext:value-type="float">
            <text:p>1321774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4" calcext:value-type="float">
            <text:p>404338034</text:p>
          </table:table-cell>
          <table:table-cell table:style-name="ce34" office:value-type="float" office:value="13217740" calcext:value-type="float">
            <text:p>1321774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5" calcext:value-type="float">
            <text:p>404338035</text:p>
          </table:table-cell>
          <table:table-cell table:style-name="ce34" office:value-type="float" office:value="13658179" calcext:value-type="float">
            <text:p>1365817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6" calcext:value-type="float">
            <text:p>404338036</text:p>
          </table:table-cell>
          <table:table-cell table:style-name="ce34" office:value-type="float" office:value="145865774" calcext:value-type="float">
            <text:p>14586577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7" calcext:value-type="float">
            <text:p>404338037</text:p>
          </table:table-cell>
          <table:table-cell table:style-name="ce34" office:value-type="float" office:value="145865775" calcext:value-type="float">
            <text:p>14586577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8" calcext:value-type="float">
            <text:p>404338038</text:p>
          </table:table-cell>
          <table:table-cell table:style-name="ce34" office:value-type="float" office:value="145865776" calcext:value-type="float">
            <text:p>14586577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9" calcext:value-type="float">
            <text:p>404338039</text:p>
          </table:table-cell>
          <table:table-cell table:style-name="ce34" office:value-type="float" office:value="145865777" calcext:value-type="float">
            <text:p>14586577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0" calcext:value-type="float">
            <text:p>404338040</text:p>
          </table:table-cell>
          <table:table-cell table:style-name="ce34" office:value-type="float" office:value="145865778" calcext:value-type="float">
            <text:p>14586577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1" calcext:value-type="float">
            <text:p>404338041</text:p>
          </table:table-cell>
          <table:table-cell table:style-name="ce34" office:value-type="float" office:value="145865779" calcext:value-type="float">
            <text:p>14586577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2" calcext:value-type="float">
            <text:p>404338042</text:p>
          </table:table-cell>
          <table:table-cell table:style-name="ce34" office:value-type="float" office:value="145865780" calcext:value-type="float">
            <text:p>1458657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3" calcext:value-type="float">
            <text:p>404338043</text:p>
          </table:table-cell>
          <table:table-cell table:style-name="ce34" office:value-type="float" office:value="145865781" calcext:value-type="float">
            <text:p>1458657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4" calcext:value-type="float">
            <text:p>404338044</text:p>
          </table:table-cell>
          <table:table-cell table:style-name="ce34" office:value-type="float" office:value="145865782" calcext:value-type="float">
            <text:p>1458657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5" calcext:value-type="float">
            <text:p>404338045</text:p>
          </table:table-cell>
          <table:table-cell table:style-name="ce34" office:value-type="float" office:value="145865783" calcext:value-type="float">
            <text:p>1458657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6" calcext:value-type="float">
            <text:p>404338046</text:p>
          </table:table-cell>
          <table:table-cell table:style-name="ce34" office:value-type="float" office:value="145865784" calcext:value-type="float">
            <text:p>1458657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7" calcext:value-type="float">
            <text:p>404338047</text:p>
          </table:table-cell>
          <table:table-cell table:style-name="ce34" office:value-type="float" office:value="145865785" calcext:value-type="float">
            <text:p>1458657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8" calcext:value-type="float">
            <text:p>404338048</text:p>
          </table:table-cell>
          <table:table-cell table:style-name="ce34" office:value-type="float" office:value="145865786" calcext:value-type="float">
            <text:p>1458657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9" calcext:value-type="float">
            <text:p>404338049</text:p>
          </table:table-cell>
          <table:table-cell table:style-name="ce34" office:value-type="float" office:value="138984105" calcext:value-type="float">
            <text:p>1389841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0" calcext:value-type="float">
            <text:p>404338050</text:p>
          </table:table-cell>
          <table:table-cell table:style-name="ce34" office:value-type="float" office:value="145865787" calcext:value-type="float">
            <text:p>145865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1" calcext:value-type="float">
            <text:p>404338051</text:p>
          </table:table-cell>
          <table:table-cell table:style-name="ce34" office:value-type="float" office:value="145865788" calcext:value-type="float">
            <text:p>145865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2" calcext:value-type="float">
            <text:p>404338052</text:p>
          </table:table-cell>
          <table:table-cell table:style-name="ce34" office:value-type="float" office:value="145865789" calcext:value-type="float">
            <text:p>145865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3" calcext:value-type="float">
            <text:p>404338053</text:p>
          </table:table-cell>
          <table:table-cell table:style-name="ce34" office:value-type="float" office:value="138984204" calcext:value-type="float">
            <text:p>1389842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4" calcext:value-type="float">
            <text:p>404338054</text:p>
          </table:table-cell>
          <table:table-cell table:style-name="ce34" office:value-type="float" office:value="138984282" calcext:value-type="float">
            <text:p>13898428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5" calcext:value-type="float">
            <text:p>404338055</text:p>
          </table:table-cell>
          <table:table-cell table:style-name="ce34" office:value-type="float" office:value="138984010" calcext:value-type="float">
            <text:p>1389840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6" calcext:value-type="float">
            <text:p>404338056</text:p>
          </table:table-cell>
          <table:table-cell table:style-name="ce34" office:value-type="float" office:value="138984009" calcext:value-type="float">
            <text:p>138984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7" calcext:value-type="float">
            <text:p>404338057</text:p>
          </table:table-cell>
          <table:table-cell table:style-name="ce34" office:value-type="float" office:value="145865790" calcext:value-type="float">
            <text:p>1458657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8" calcext:value-type="float">
            <text:p>404338058</text:p>
          </table:table-cell>
          <table:table-cell table:style-name="ce34" office:value-type="float" office:value="145865791" calcext:value-type="float">
            <text:p>1458657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9" calcext:value-type="float">
            <text:p>404338059</text:p>
          </table:table-cell>
          <table:table-cell table:style-name="ce34" office:value-type="float" office:value="138984104" calcext:value-type="float">
            <text:p>1389841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0" calcext:value-type="float">
            <text:p>404338060</text:p>
          </table:table-cell>
          <table:table-cell table:style-name="ce34" office:value-type="float" office:value="145865792" calcext:value-type="float">
            <text:p>1458657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1" calcext:value-type="float">
            <text:p>404338061</text:p>
          </table:table-cell>
          <table:table-cell table:style-name="ce34" office:value-type="float" office:value="145865793" calcext:value-type="float">
            <text:p>1458657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2" calcext:value-type="float">
            <text:p>404338062</text:p>
          </table:table-cell>
          <table:table-cell table:style-name="ce34" office:value-type="float" office:value="145865794" calcext:value-type="float">
            <text:p>1458657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3" calcext:value-type="float">
            <text:p>404338063</text:p>
          </table:table-cell>
          <table:table-cell table:style-name="ce34" office:value-type="float" office:value="145865795" calcext:value-type="float">
            <text:p>1458657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4" calcext:value-type="float">
            <text:p>404338064</text:p>
          </table:table-cell>
          <table:table-cell table:style-name="ce34" office:value-type="float" office:value="145865796" calcext:value-type="float">
            <text:p>1458657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5" calcext:value-type="float">
            <text:p>404338065</text:p>
          </table:table-cell>
          <table:table-cell table:style-name="ce34" office:value-type="float" office:value="145865797" calcext:value-type="float">
            <text:p>1458657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6" calcext:value-type="float">
            <text:p>404338066</text:p>
          </table:table-cell>
          <table:table-cell table:style-name="ce34" office:value-type="float" office:value="145865799" calcext:value-type="float">
            <text:p>1458657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7" calcext:value-type="float">
            <text:p>404338067</text:p>
          </table:table-cell>
          <table:table-cell table:style-name="ce34" office:value-type="float" office:value="145865800" calcext:value-type="float">
            <text:p>1458658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8" calcext:value-type="float">
            <text:p>404338068</text:p>
          </table:table-cell>
          <table:table-cell table:style-name="ce34" office:value-type="float" office:value="145865801" calcext:value-type="float">
            <text:p>1458658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9" calcext:value-type="float">
            <text:p>404338069</text:p>
          </table:table-cell>
          <table:table-cell table:style-name="ce34" office:value-type="float" office:value="145865802" calcext:value-type="float">
            <text:p>1458658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0" calcext:value-type="float">
            <text:p>404338070</text:p>
          </table:table-cell>
          <table:table-cell table:style-name="ce34" office:value-type="float" office:value="145865803" calcext:value-type="float">
            <text:p>1458658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1" calcext:value-type="float">
            <text:p>404338071</text:p>
          </table:table-cell>
          <table:table-cell table:style-name="ce34" office:value-type="float" office:value="145865804" calcext:value-type="float">
            <text:p>1458658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70</text:p>
          </table:table-cell>
          <table:table-cell table:style-name="ce8" office:value-type="string" calcext:value-type="string">
            <text:p>XHRDNPBOKGLUAN-ZNWCQBQASA-N</text:p>
          </table:table-cell>
          <table:table-cell table:style-name="ce8" office:value-type="string" calcext:value-type="string">
            <text:p>C1[C@]2([C@@]3([C@](N(C1)C(=O)OC(C)(C)C)([C@@](CC2C(N3Cc1ccc(cc1)OC)=O)(CO[Si](C)(C)C(C)(C)C)[H])[H])CCO)[H]</text:p>
          </table:table-cell>
          <table:table-cell table:style-name="ce8" office:value-type="string" calcext:value-type="string">
            <text:p>InChI=1S/C31H50N2O6Si/c1-29(2,3)39-28(36)32-16-14-25-24-18-22(20-38-40(8,9)30(4,5)6)26(32)31(25,15-17-34)33(27(24)35)19-21-10-12-23(37-7)13-11-21/h10-13,22,24-26,34H,14-20H2,1-9H3/t22-,24?,25?,26?,3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2" calcext:value-type="float">
            <text:p>404347052</text:p>
          </table:table-cell>
          <table:table-cell table:style-name="ce34" office:value-type="float" office:value="73077540" calcext:value-type="float">
            <text:p>73077540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1" calcext:value-type="float">
            <text:p>1459158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1</text:p>
          </table:table-cell>
          <table:table-cell table:style-name="ce8" office:value-type="string" calcext:value-type="string">
            <text:p>RPMRJMNLSREHHU-DFZKCEJHSA-N</text:p>
          </table:table-cell>
          <table:table-cell table:style-name="ce8" office:value-type="string" calcext:value-type="string">
            <text:p>C1[C@]2([C@@]3([C@](N(C1)C(=O)OC(C)(C)C)([C@@](CC2C(N3Cc1ccc(cc1)OC)=O)(CO[Si](C)(C)C(C)(C)C)[H])[H])\C=C\O[Si](C)(C)C(C)(C)C)[H]</text:p>
          </table:table-cell>
          <table:table-cell table:style-name="ce8" office:value-type="string" calcext:value-type="string">
            <text:p>InChI=1S/C37H62N2O6Si2/c1-34(2,3)45-33(41)38-21-19-30-29-23-27(25-44-47(13,14)36(7,8)9)31(38)37(30,20-22-43-46(11,12)35(4,5)6)39(32(29)40)24-26-15-17-28(42-10)18-16-26/h15-18,20,22,27,29-31H,19,21,23-25H2,1-14H3/b22-20+/t27-,29?,30?,31?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3" calcext:value-type="float">
            <text:p>404347053</text:p>
          </table:table-cell>
          <table:table-cell table:style-name="ce34" office:value-type="float" office:value="145866840" calcext:value-type="float">
            <text:p>145866840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2" calcext:value-type="float">
            <text:p>1459158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2</text:p>
          </table:table-cell>
          <table:table-cell table:style-name="ce8" office:value-type="string" calcext:value-type="string">
            <text:p>ZFXYTLYFECRQKZ-PPPABDCYSA-N</text:p>
          </table:table-cell>
          <table:table-cell table:style-name="ce8" office:value-type="string" calcext:value-type="string">
            <text:p>C1[C@]2([C@@]3([C@](N(C1)C(=O)OC(C)(C)C)([C@@](CC2C(N3Cc1ccc(cc1)OC)=O)(CO[Si](C)(C)C(C)(C)C)[H])[H])[C@@](C(O[Si](C)(C)C(C)(C)C)OC(c1cc(ccc1)Cl)=O)(O)[H])[H].C1[C@]2([C@@]3([C@](N(C1)C(=O)OC(C)(C)C)([C@@](CC2C(N3Cc1ccc(cc1)OC)=O)(CO[Si](C)(C)C(C)(C)C)[H])[H])[C@](C(O[Si](C)(C)C(C)(C)C)OC(c1cc(ccc1)Cl)=O)(O)[H])[H]</text:p>
          </table:table-cell>
          <table:table-cell table:style-name="ce8" office:value-type="string" calcext:value-type="string">
            <text:p>InChI=1S/2C44H67ClN2O9Si2/c2*1-41(2,3)55-40(51)46-23-22-34-33-25-30(27-53-57(11,12)42(4,5)6)35(46)44(34,47(37(33)49)26-28-18-20-32(52-10)21-19-28)36(48)39(56-58(13,14)43(7,8)9)54-38(50)29-16-15-17-31(45)24-29/h2*15-21,24,30,33-36,39,48H,22-23,25-27H2,1-14H3/t30-,33?,34?,35?,36+,39?,44-;30-,33?,34+,35-,36+,39?,44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4" calcext:value-type="float">
            <text:p>404347054</text:p>
          </table:table-cell>
          <table:table-cell table:style-name="ce34" office:value-type="float" office:value="145866841" calcext:value-type="float">
            <text:p>14586684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3" calcext:value-type="float">
            <text:p>1459158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3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5" calcext:value-type="float">
            <text:p>404347055</text:p>
          </table:table-cell>
          <table:table-cell table:style-name="ce34" office:value-type="float" office:value="145866844" calcext:value-type="float">
            <text:p>14586684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6" calcext:value-type="float">
            <text:p>145915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; unclear why the InChI is the same as UALIB-974. SMILES are different. Currently investigating 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4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6" calcext:value-type="float">
            <text:p>404347056</text:p>
          </table:table-cell>
          <table:table-cell table:style-name="ce34" office:value-type="float" office:value="145866845" calcext:value-type="float">
            <text:p>14586684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7" calcext:value-type="float">
            <text:p>1459158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5</text:p>
          </table:table-cell>
          <table:table-cell table:style-name="ce8" office:value-type="string" calcext:value-type="string">
            <text:p>DWJSXLMTWKJYLL-ZZTDJMJKSA-N</text:p>
          </table:table-cell>
          <table:table-cell table:style-name="ce8" office:value-type="string" calcext:value-type="string">
            <text:p>C1[C@]2(\C([C@](N(C1)C(=O)OC(C)(C)C)([C@@](CC2C(NCCCCOCc1ccc(cc1)OC)=O)(CO[Si](C)(C)C(C)(C)C)[H])[H])=C\C(=O)OCC)[H]</text:p>
          </table:table-cell>
          <table:table-cell table:style-name="ce8" office:value-type="string" calcext:value-type="string">
            <text:p>InChI=1S/C37H60N2O8Si/c1-11-45-32(40)23-30-29-18-20-39(35(42)47-36(2,3)4)33(30)27(25-46-48(9,10)37(5,6)7)22-31(29)34(41)38-19-12-13-21-44-24-26-14-16-28(43-8)17-15-26/h14-17,23,27,29,31,33H,11-13,18-22,24-25H2,1-10H3,(H,38,41)/b30-23-/t27-,29-,31?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7" calcext:value-type="float">
            <text:p>404347057</text:p>
          </table:table-cell>
          <table:table-cell table:style-name="ce34" office:value-type="float" office:value="145866846" calcext:value-type="float">
            <text:p>14586684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8" calcext:value-type="float">
            <text:p>1459158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76</text:p>
          </table:table-cell>
          <table:table-cell table:style-name="ce8" office:value-type="string" calcext:value-type="string">
            <text:p>FZXBXNCRWDTGRG-QGCLWDPNSA-N</text:p>
          </table:table-cell>
          <table:table-cell table:style-name="ce8" office:value-type="string" calcext:value-type="string">
            <text:p>C1[C@]2([C@@]3([C@](N(C1)C(=O)OC(C)(C)C)([C@@](CC2C(N3CCCCOCc1ccc(cc1)OC)=O)(CO[Si](C)(C)C(C)(C)C)[H])[H])CC(=O)OCC)[H]</text:p>
          </table:table-cell>
          <table:table-cell table:style-name="ce8" office:value-type="string" calcext:value-type="string">
            <text:p>InChI=1S/C37H60N2O8Si/c1-11-45-31(40)23-37-30-18-20-38(34(42)47-35(2,3)4)32(37)27(25-46-48(9,10)36(5,6)7)22-29(30)33(41)39(37)19-12-13-21-44-24-26-14-16-28(43-8)17-15-26/h14-17,27,29-30,32H,11-13,18-25H2,1-10H3/t27-,29?,30+,32-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8" calcext:value-type="float">
            <text:p>404347058</text:p>
          </table:table-cell>
          <table:table-cell table:style-name="ce34" office:value-type="float" office:value="12086777" calcext:value-type="float">
            <text:p>12086777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9" calcext:value-type="float">
            <text:p>1459158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7</text:p>
          </table:table-cell>
          <table:table-cell table:style-name="ce8" office:value-type="string" calcext:value-type="string">
            <text:p>BIJQKNUPJWSDGP-SHLIVEOUSA-N</text:p>
          </table:table-cell>
          <table:table-cell table:style-name="ce8" office:value-type="string" calcext:value-type="string">
            <text:p>C1[C@]2([C@@]3([C@](N(C1)C(=O)OC(C)(C)C)([C@@](CC2C(N3CCCCOCc1ccc(cc1)OC)=O)(CO[Si](C)(C)C(C)(C)C)[H])[H])CCO)[H]</text:p>
          </table:table-cell>
          <table:table-cell table:style-name="ce8" office:value-type="string" calcext:value-type="string">
            <text:p>InChI=1S/C35H58N2O7Si/c1-33(2,3)44-32(40)36-19-16-29-28-22-26(24-43-45(8,9)34(4,5)6)30(36)35(29,17-20-38)37(31(28)39)18-10-11-21-42-23-25-12-14-27(41-7)15-13-25/h12-15,26,28-30,38H,10-11,16-24H2,1-9H3/t26-,28?,29+,30-,35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9" calcext:value-type="float">
            <text:p>404347059</text:p>
          </table:table-cell>
          <table:table-cell table:style-name="ce34" office:value-type="float" office:value="145866847" calcext:value-type="float">
            <text:p>14586684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0" calcext:value-type="float">
            <text:p>1459158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8</text:p>
          </table:table-cell>
          <table:table-cell table:style-name="ce8" office:value-type="string" calcext:value-type="string">
            <text:p>UGERVEXSLWQXQK-BJSMMKKSSA-N</text:p>
          </table:table-cell>
          <table:table-cell table:style-name="ce8" office:value-type="string" calcext:value-type="string">
            <text:p>C1[C@]2([C@@]3([C@](N(C1)C(=O)OC(C)(C)C)([C@@](CC2C(N3CCCCOCc1ccc(cc1)OC)=O)(CO[Si](C)(C)C(C)(C)C)[H])[H])\C=C\O[Si](C)(C)C(C)(C)C)[H]</text:p>
          </table:table-cell>
          <table:table-cell table:style-name="ce8" office:value-type="string" calcext:value-type="string">
            <text:p>InChI=1S/C41H70N2O7Si2/c1-38(2,3)50-37(45)42-24-21-34-33-27-31(29-49-52(13,14)40(7,8)9)35(42)41(34,22-26-48-51(11,12)39(4,5)6)43(36(33)44)23-15-16-25-47-28-30-17-19-32(46-10)20-18-30/h17-20,22,26,31,33-35H,15-16,21,23-25,27-29H2,1-14H3/b26-22+/t31-,33?,34+,35-,4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0" calcext:value-type="float">
            <text:p>404347060</text:p>
          </table:table-cell>
          <table:table-cell table:style-name="ce34" office:value-type="float" office:value="145866848" calcext:value-type="float">
            <text:p>14586684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1" calcext:value-type="float">
            <text:p>1459158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9</text:p>
          </table:table-cell>
          <table:table-cell table:style-name="ce8" office:value-type="string" calcext:value-type="string">
            <text:p>GOGPVAQGZWBXJB-QPPYDHDWSA-N</text:p>
          </table:table-cell>
          <table:table-cell table:style-name="ce8" office:value-type="string" calcext:value-type="string">
            <text:p>C1[C@]2([C@@]3([C@](N(C1)C(=O)OC(C)(C)C)([C@@](CC2C(N3CCCCCc1ccc(cc1)OC)=O)(CO[Si](C)(C)C(C)(C)C)[H])[H])[C@](C(O[Si](C)(C)C(C)(C)C)OC(c1cccc(c1)Cl)=O)(O)[H])[H].C1[C@]2([C@@]3([C@](N(C1)C(=O)OC(C)(C)C)([C@@](CC2C(N3CCCCCc1ccc(cc1)OC)=O)(CO[Si](C)(C)C(C)(C)C)[H])[H])[C@@](C(O[Si](C)(C)C(C)(C)C)OC(c1cccc(c1)Cl)=O)(O)[H])[H]</text:p>
          </table:table-cell>
          <table:table-cell table:style-name="ce8" office:value-type="string" calcext:value-type="string">
            <text:p>InChI=1S/2C48H75ClN2O9Si2/c2*1-45(2,3)59-44(55)50-28-26-38-37-30-34(31-57-61(11,12)46(4,5)6)39(50)48(38,51(41(37)53)27-17-15-16-19-32-22-24-36(56-10)25-23-32)40(52)43(60-62(13,14)47(7,8)9)58-42(54)33-20-18-21-35(49)29-33/h2*18,20-25,29,34,37-40,43,52H,15-17,19,26-28,30-31H2,1-14H3/t34-,37?,38?,39+,40+,43?,48-;34-,37?,38+,39-,40+,43?,48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1" calcext:value-type="float">
            <text:p>404347061</text:p>
          </table:table-cell>
          <table:table-cell table:style-name="ce34" office:value-type="float" office:value="145866849" calcext:value-type="float">
            <text:p>145866849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2" calcext:value-type="float">
            <text:p>1459158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0</text:p>
          </table:table-cell>
          <table:table-cell table:style-name="ce8" office:value-type="string" calcext:value-type="string">
            <text:p>VIQXRWYYZXJRRR-BTLJOBLI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]([C@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+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2" calcext:value-type="float">
            <text:p>404347062</text:p>
          </table:table-cell>
          <table:table-cell table:style-name="ce34" office:value-type="float" office:value="145866852" calcext:value-type="float">
            <text:p>14586685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5" calcext:value-type="float">
            <text:p>1459158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1</text:p>
          </table:table-cell>
          <table:table-cell table:style-name="ce8" office:value-type="string" calcext:value-type="string">
            <text:p>PISJZLLEDNSWJI-ICSLFNNESA-N</text:p>
          </table:table-cell>
          <table:table-cell table:style-name="ce8" office:value-type="string" calcext:value-type="string">
            <text:p>C1[C@]2([C@@]3([C@](N(C1)C(=O)OC(C)(C)C)([C@@](CC2C(N3CCCCO)=O)(CO[Si](C)(C)C(C)(C)C)[H])[H])[C@]([C@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3" calcext:value-type="float">
            <text:p>404347063</text:p>
          </table:table-cell>
          <table:table-cell table:style-name="ce34" office:value-type="float" office:value="145866853" calcext:value-type="float">
            <text:p>14586685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6" calcext:value-type="float">
            <text:p>1459158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2</text:p>
          </table:table-cell>
          <table:table-cell table:style-name="ce8" office:value-type="string" calcext:value-type="string">
            <text:p>ROLSGWKDEHURIS-UCPWECOX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]([C@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+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4" calcext:value-type="float">
            <text:p>404347064</text:p>
          </table:table-cell>
          <table:table-cell table:style-name="ce34" office:value-type="float" office:value="145866854" calcext:value-type="float">
            <text:p>14586685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7" calcext:value-type="float">
            <text:p>1459158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3</text:p>
          </table:table-cell>
          <table:table-cell table:style-name="ce8" office:value-type="string" calcext:value-type="string">
            <text:p>KGSKKTGXAKPXTL-HPJOMHFPSA-N</text:p>
          </table:table-cell>
          <table:table-cell table:style-name="ce8" office:value-type="string" calcext:value-type="string">
            <text:p>C1[C@]2([C@@]3([C@](N(C1)C(=O)OC(C)(C)C)([C@@](CC2C(N3CCC\C=C/C\C=C/I)=O)(CO[Si](C)(C)C(C)(C)C)[H])[H])[C@]([C@@](C#C[Si](C)(C)C)(O)[H])(O)[H])[H]</text:p>
          </table:table-cell>
          <table:table-cell table:style-name="ce8" office:value-type="string" calcext:value-type="string">
            <text:p>InChI=1S/C36H61IN2O6Si2/c1-34(2,3)45-33(43)38-22-18-28-27-24-26(25-44-47(10,11)35(4,5)6)30(38)36(28,31(41)29(40)19-23-46(7,8)9)39(32(27)42)21-17-15-13-12-14-16-20-37/h12-13,16,20,26-31,40-41H,14-15,17-18,21-22,24-25H2,1-11H3/b13-12-,20-16-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5" calcext:value-type="float">
            <text:p>404347065</text:p>
          </table:table-cell>
          <table:table-cell table:style-name="ce34" office:value-type="float" office:value="145866855" calcext:value-type="float">
            <text:p>14586685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8" calcext:value-type="float">
            <text:p>1459158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4</text:p>
          </table:table-cell>
          <table:table-cell table:style-name="ce8" office:value-type="string" calcext:value-type="string">
            <text:p>VNMIHYBDZXYCFY-UDFRUHDTSA-N</text:p>
          </table:table-cell>
          <table:table-cell table:style-name="ce8" office:value-type="string" calcext:value-type="string">
            <text:p>C1[C@]2([C@@]34[C@](N(C1)C(=O)OC(C)(C)C)([C@@](CC2C(N4CCC\C=C/C\C=C/C#C[C@]([C@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+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6" calcext:value-type="float">
            <text:p>404347066</text:p>
          </table:table-cell>
          <table:table-cell table:style-name="ce34" office:value-type="float" office:value="145866856" calcext:value-type="float">
            <text:p>14586685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9" calcext:value-type="float">
            <text:p>1459158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5</text:p>
          </table:table-cell>
          <table:table-cell table:style-name="ce8" office:value-type="string" calcext:value-type="string">
            <text:p>QROHRNIZMZBNKY-LTPROADISA-N</text:p>
          </table:table-cell>
          <table:table-cell table:style-name="ce8" office:value-type="string" calcext:value-type="string">
            <text:p>C1[C@]2([C@@]3([C@](N(C1)C(=O)OC(C)(C)C)([C@@](CC2C(N3CCCCOCc1ccc(cc1)OC)=O)(CO[Si](C)(C)C(C)(C)C)[H])[H])C=O)[H]</text:p>
          </table:table-cell>
          <table:table-cell table:style-name="ce8" office:value-type="string" calcext:value-type="string">
            <text:p>InChI=1S/C34H54N2O7Si/c1-32(2,3)43-31(39)35-18-16-28-27-20-25(22-42-44(8,9)33(4,5)6)29(35)34(28,23-37)36(30(27)38)17-10-11-19-41-21-24-12-14-26(40-7)15-13-24/h12-15,23,25,27-29H,10-11,16-22H2,1-9H3/t25-,27?,28+,29-,3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7" calcext:value-type="float">
            <text:p>404347067</text:p>
          </table:table-cell>
          <table:table-cell table:style-name="ce34" office:value-type="float" office:value="145866857" calcext:value-type="float">
            <text:p>14586685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0" calcext:value-type="float">
            <text:p>1459158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6</text:p>
          </table:table-cell>
          <table:table-cell table:style-name="ce8" office:value-type="string" calcext:value-type="string">
            <text:p>OJMJPLXWFSZYJM-SHVWULNO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)[H])[H].C1[C@]2([C@@]3([C@](N(C1)C(=O)OC(C)(C)C)([C@@](CC2C(N3CCCCOCc1ccc(cc1)OC)=O)(CO[Si](C)(C)C(C)(C)C)[H])[H])[C@](C=C)(O)[H])[H]</text:p>
          </table:table-cell>
          <table:table-cell table:style-name="ce8" office:value-type="string" calcext:value-type="string">
            <text:p>InChI=1S/2C36H58N2O7Si/c2*1-11-30(39)36-29-18-20-37(33(41)45-34(2,3)4)31(36)26(24-44-46(9,10)35(5,6)7)22-28(29)32(40)38(36)19-12-13-21-43-23-25-14-16-27(42-8)17-15-25/h2*11,14-17,26,28-31,39H,1,12-13,18-24H2,2-10H3/t26-,28?,29?,30?,31-,36+;26-,28?,29+,30?,31-,36+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8" calcext:value-type="float">
            <text:p>404347068</text:p>
          </table:table-cell>
          <table:table-cell table:style-name="ce34" office:value-type="float" office:value="145866858" calcext:value-type="float">
            <text:p>14586685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1" calcext:value-type="float">
            <text:p>1459158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7</text:p>
          </table:table-cell>
          <table:table-cell table:style-name="ce8" office:value-type="string" calcext:value-type="string">
            <text:p>VRPGCFAEKYVZTQ-FAYHDHAB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C(=O)C)[H])[H]</text:p>
          </table:table-cell>
          <table:table-cell table:style-name="ce8" office:value-type="string" calcext:value-type="string">
            <text:p>InChI=1S/C38H60N2O8Si/c1-12-32(47-26(2)41)38-31-19-21-39(35(43)48-36(3,4)5)33(38)28(25-46-49(10,11)37(6,7)8)23-30(31)34(42)40(38)20-13-14-22-45-24-27-15-17-29(44-9)18-16-27/h12,15-18,28,30-33H,1,13-14,19-25H2,2-11H3/t28-,30?,31+,32+,33-,38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9" calcext:value-type="float">
            <text:p>404347069</text:p>
          </table:table-cell>
          <table:table-cell table:style-name="ce34" office:value-type="float" office:value="145866861" calcext:value-type="float">
            <text:p>14586686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4" calcext:value-type="float">
            <text:p>1459158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8</text:p>
          </table:table-cell>
          <table:table-cell table:style-name="ce8" office:value-type="string" calcext:value-type="string">
            <text:p>VIQXRWYYZXJRRR-YIHUSWHC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[C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-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0" calcext:value-type="float">
            <text:p>404347070</text:p>
          </table:table-cell>
          <table:table-cell table:style-name="ce34" office:value-type="float" office:value="145866862" calcext:value-type="float">
            <text:p>14586686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5" calcext:value-type="float">
            <text:p>1459158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9</text:p>
          </table:table-cell>
          <table:table-cell table:style-name="ce8" office:value-type="string" calcext:value-type="string">
            <text:p>PISJZLLEDNSWJI-WGOUFVCISA-N</text:p>
          </table:table-cell>
          <table:table-cell table:style-name="ce8" office:value-type="string" calcext:value-type="string">
            <text:p>C1[C@]2([C@@]3([C@](N(C1)C(=O)OC(C)(C)C)([C@@](CC2C(N3CCCCO)=O)(CO[Si](C)(C)C(C)(C)C)[H])[H])[C@@]([C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-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1" calcext:value-type="float">
            <text:p>404347071</text:p>
          </table:table-cell>
          <table:table-cell table:style-name="ce34" office:value-type="float" office:value="145866863" calcext:value-type="float">
            <text:p>14586686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6" calcext:value-type="float">
            <text:p>1459158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0</text:p>
          </table:table-cell>
          <table:table-cell table:style-name="ce8" office:value-type="string" calcext:value-type="string">
            <text:p>ROLSGWKDEHURIS-ZIQKBDEN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@]([C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-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2" calcext:value-type="float">
            <text:p>404347072</text:p>
          </table:table-cell>
          <table:table-cell table:style-name="ce34" office:value-type="float" office:value="145866864" calcext:value-type="float">
            <text:p>14586686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7" calcext:value-type="float">
            <text:p>1459158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1</text:p>
          </table:table-cell>
          <table:table-cell table:style-name="ce8" office:value-type="string" calcext:value-type="string">
            <text:p>MHQWZVSHSXSEDA-WKMLVWODSA-N</text:p>
          </table:table-cell>
          <table:table-cell table:style-name="ce8" office:value-type="string" calcext:value-type="string">
            <text:p>C1[C@]2([C@@]3([C@](N(C1)C(=O)OC(C)(C)C)([C@@](CC2C(N3CCC\C=C/C\C=C/I)=O)(CO[Si](C)(C)C(C)(C)C)[H])[H])[C@@]([C@](C#C)(O)[H])(O)[H])[H]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3" calcext:value-type="float">
            <text:p>404347073</text:p>
          </table:table-cell>
          <table:table-cell table:style-name="ce34" office:value-type="float" office:value="145866865" calcext:value-type="float">
            <text:p>14586686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8" calcext:value-type="float">
            <text:p>1459158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2</text:p>
          </table:table-cell>
          <table:table-cell table:style-name="ce8" office:value-type="string" calcext:value-type="string">
            <text:p>VNMIHYBDZXYCFY-QVGSGRCBSA-N</text:p>
          </table:table-cell>
          <table:table-cell table:style-name="ce8" office:value-type="string" calcext:value-type="string">
            <text:p>C1[C@]2([C@@]34[C@](N(C1)C(=O)OC(C)(C)C)([C@@](CC2C(N4CCC\C=C/C\C=C/C#C[C@@]([C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4" calcext:value-type="float">
            <text:p>404347074</text:p>
          </table:table-cell>
          <table:table-cell table:style-name="ce34" office:value-type="float" office:value="145866866" calcext:value-type="float">
            <text:p>14586686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9" calcext:value-type="float">
            <text:p>1459158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3</text:p>
          </table:table-cell>
          <table:table-cell table:style-name="ce8" office:value-type="string" calcext:value-type="string">
            <text:p>RQFHZLBSLFXBFM-UHFFFAOYSA-N</text:p>
          </table:table-cell>
          <table:table-cell table:style-name="ce8" office:value-type="string" calcext:value-type="string">
            <text:p>CN(CCO)C1=CC(=O)C(N(C)CCO)=CC1=O</text:p>
          </table:table-cell>
          <table:table-cell table:style-name="ce8" office:value-type="string" calcext:value-type="string">
            <text:p>InChI=1S/C12H18N2O4/c1-13(3-5-15)9-7-12(18)10(8-11(9)17)14(2)4-6-16/h7-8,15-16H,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8" calcext:value-type="float">
            <text:p>404347158</text:p>
          </table:table-cell>
          <table:table-cell table:style-name="ce34" office:value-type="float" office:value="21238372" calcext:value-type="float">
            <text:p>212383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4</text:p>
          </table:table-cell>
          <table:table-cell table:style-name="ce22" office:value-type="string" calcext:value-type="string">
            <text:p>CANMGMCDOLOYIX-UHFFFAOYSA-N</text:p>
          </table:table-cell>
          <table:table-cell table:style-name="ce8" office:value-type="string" calcext:value-type="string">
            <text:p>CCN(CCO)C1=CC(=O)C(N(CC)CCO)=CC1=O</text:p>
          </table:table-cell>
          <table:table-cell table:style-name="ce8" office:value-type="string" calcext:value-type="string">
            <text:p>InChI=1S/C14H22N2O4/c1-3-15(5-7-17)11-9-14(20)12(10-13(11)19)16(4-2)6-8-18/h9-10,17-18H,3-8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9" calcext:value-type="float">
            <text:p>404347159</text:p>
          </table:table-cell>
          <table:table-cell table:style-name="ce34" office:value-type="float" office:value="21178338" calcext:value-type="float">
            <text:p>2117833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5</text:p>
          </table:table-cell>
          <table:table-cell table:style-name="ce22" office:value-type="string" calcext:value-type="string">
            <text:p>LVAXIIRCIYEGNR-UHFFFAOYSA-N</text:p>
          </table:table-cell>
          <table:table-cell table:style-name="ce8" office:value-type="string" calcext:value-type="string">
            <text:p>CCCN(CCO)C1=CC(=O)C(N(CCC)CCO)=CC1=O</text:p>
          </table:table-cell>
          <table:table-cell table:style-name="ce8" office:value-type="string" calcext:value-type="string">
            <text:p>InChI=1S/C16H26N2O4/c1-3-5-17(7-9-19)13-11-16(22)14(12-15(13)21)18(6-4-2)8-10-20/h11-12,19-20H,3-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0" calcext:value-type="float">
            <text:p>404347160</text:p>
          </table:table-cell>
          <table:table-cell table:style-name="ce34" office:value-type="float" office:value="101048252" calcext:value-type="float">
            <text:p>1010482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96</text:p>
          </table:table-cell>
          <table:table-cell table:style-name="ce22" office:value-type="string" calcext:value-type="string">
            <text:p>LKFYENQVDJMXPC-UHFFFAOYSA-N</text:p>
          </table:table-cell>
          <table:table-cell table:style-name="ce8" office:value-type="string" calcext:value-type="string">
            <text:p>CC1=CC=C(NC(=O)OCCN(C)C2=CC(=O)C(N(C)CCOC(=O)NC3=CC=C(C)C=C3)=CC2=O)C=C1</text:p>
          </table:table-cell>
          <table:table-cell table:style-name="ce8" office:value-type="string" calcext:value-type="string">
            <text:p>InChI=1S/C28H32N4O6/c1-19-5-9-21(10-6-19)29-27(35)37-15-13-31(3)23-17-26(34)24(18-25(23)33)32(4)14-16-38-28(36)30-22-11-7-20(2)8-12-22/h5-12,17-18H,13-16H2,1-4H3,(H,29,35)(H,30,3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1" calcext:value-type="float">
            <text:p>404347161</text:p>
          </table:table-cell>
          <table:table-cell table:style-name="ce34" office:value-type="float" office:value="145866890" calcext:value-type="float">
            <text:p>1458668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7</text:p>
          </table:table-cell>
          <table:table-cell table:style-name="ce22" office:value-type="string" calcext:value-type="string">
            <text:p>BZZIJKWURTYMLH-UHFFFAOYSA-N</text:p>
          </table:table-cell>
          <table:table-cell table:style-name="ce8" office:value-type="string" calcext:value-type="string">
            <text:p>CN(C)C1=CC(=O)C(N(C)C)=CC1=O</text:p>
          </table:table-cell>
          <table:table-cell table:style-name="ce8" office:value-type="string" calcext:value-type="string">
            <text:p>InChI=1S/C10H14N2O2/c1-11(2)7-5-10(14)8(12(3)4)6-9(7)13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2" calcext:value-type="float">
            <text:p>404347162</text:p>
          </table:table-cell>
          <table:table-cell table:style-name="ce34" office:value-type="float" office:value="96304" calcext:value-type="float">
            <text:p>963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8</text:p>
          </table:table-cell>
          <table:table-cell table:style-name="ce22" office:value-type="string" calcext:value-type="string">
            <text:p>IHZMGBPXYBCYFI-UHFFFAOYSA-N</text:p>
          </table:table-cell>
          <table:table-cell table:style-name="ce8" office:value-type="string" calcext:value-type="string">
            <text:p>CCN(CC)C1=CC(=O)C(N(CC)CC)=CC1=O</text:p>
          </table:table-cell>
          <table:table-cell table:style-name="ce8" office:value-type="string" calcext:value-type="string">
            <text:p>InChI=1S/C14H22N2O2/c1-5-15(6-2)11-9-14(18)12(10-13(11)17)16(7-3)8-4/h9-10H,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3" calcext:value-type="float">
            <text:p>404347163</text:p>
          </table:table-cell>
          <table:table-cell table:style-name="ce34" office:value-type="float" office:value="233567" calcext:value-type="float">
            <text:p>2335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9</text:p>
          </table:table-cell>
          <table:table-cell table:style-name="ce22" office:value-type="string" calcext:value-type="string">
            <text:p>GRVLDMQTFHARBT-UHFFFAOYSA-N</text:p>
          </table:table-cell>
          <table:table-cell table:style-name="ce8" office:value-type="string" calcext:value-type="string">
            <text:p>CN(C)C1=C(Cl)C(=O)C(N(C)C)=C(Cl)C1=O</text:p>
          </table:table-cell>
          <table:table-cell table:style-name="ce8" office:value-type="string" calcext:value-type="string">
            <text:p>InChI=1S/C10H12Cl2N2O2/c1-13(2)7-5(11)10(16)8(14(3)4)6(12)9(7)15/h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4" calcext:value-type="float">
            <text:p>404347164</text:p>
          </table:table-cell>
          <table:table-cell table:style-name="ce34" office:value-type="float" office:value="23057802" calcext:value-type="float">
            <text:p>23057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0</text:p>
          </table:table-cell>
          <table:table-cell table:style-name="ce22" office:value-type="string" calcext:value-type="string">
            <text:p>OQOOCJFEYRUERJ-UHFFFAOYSA-N</text:p>
          </table:table-cell>
          <table:table-cell table:style-name="ce8" office:value-type="string" calcext:value-type="string">
            <text:p>CCN(CC)C1=C(Cl)C(=O)C(N(CC)CC)=C(Cl)C1=O</text:p>
          </table:table-cell>
          <table:table-cell table:style-name="ce8" office:value-type="string" calcext:value-type="string">
            <text:p>InChI=1S/C14H20Cl2N2O2/c1-5-17(6-2)11-9(15)14(20)12(10(16)13(11)19)18(7-3)8-4/h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5" calcext:value-type="float">
            <text:p>404347165</text:p>
          </table:table-cell>
          <table:table-cell table:style-name="ce34" office:value-type="float" office:value="306005" calcext:value-type="float">
            <text:p>3060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1</text:p>
          </table:table-cell>
          <table:table-cell table:style-name="ce22" office:value-type="string" calcext:value-type="string">
            <text:p>QIUADAKQQRDWER-UHFFFAOYSA-N</text:p>
          </table:table-cell>
          <table:table-cell table:style-name="ce8" office:value-type="string" calcext:value-type="string">
            <text:p>NC1=CC=C(CC2=CC=C(NC3=CC(=O)C(NC4=CC=C(CC5=CC=C(N)C=C5)C=C4)=CC3=O)C=C2)C=C1</text:p>
          </table:table-cell>
          <table:table-cell table:style-name="ce8" office:value-type="string" calcext:value-type="string">
            <text:p>InChI=1S/C32H28N4O2/c33-25-9-1-21(2-10-25)17-23-5-13-27(14-6-23)35-29-19-32(38)30(20-31(29)37)36-28-15-7-24(8-16-28)18-22-3-11-26(34)12-4-22/h1-16,19-20,35-36H,17-18,33-3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6" calcext:value-type="float">
            <text:p>404347166</text:p>
          </table:table-cell>
          <table:table-cell table:style-name="ce34" office:value-type="float" office:value="101040529" calcext:value-type="float">
            <text:p>1010405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2</text:p>
          </table:table-cell>
          <table:table-cell table:style-name="ce22" office:value-type="string" calcext:value-type="string">
            <text:p>CWCXWNPDSYLARV-UHFFFAOYSA-N</text:p>
          </table:table-cell>
          <table:table-cell table:style-name="ce8" office:value-type="string" calcext:value-type="string">
            <text:p>NC1=CC=C(OC2=CC=C(NC3=CC(=O)C(NC4=CC=C(OC5=CC=C(N)C=C5)C=C4)=CC3=O)C=C2)C=C1</text:p>
          </table:table-cell>
          <table:table-cell table:style-name="ce8" office:value-type="string" calcext:value-type="string">
            <text:p>InChI=1S/C30H24N4O4/c31-19-1-9-23(10-2-19)37-25-13-5-21(6-14-25)33-27-17-30(36)28(18-29(27)35)34-22-7-15-26(16-8-22)38-24-11-3-20(32)4-12-24/h1-18,33-34H,31-3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7" calcext:value-type="float">
            <text:p>404347167</text:p>
          </table:table-cell>
          <table:table-cell table:style-name="ce34" office:value-type="float" office:value="101040530" calcext:value-type="float">
            <text:p>1010405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003</text:p>
          </table:table-cell>
          <table:table-cell table:style-name="ce25" office:value-type="string" calcext:value-type="string">
            <text:p>MUIMTZCCABIPOG-UHFFFAOYSA-N</text:p>
          </table:table-cell>
          <table:table-cell table:style-name="ce8" office:value-type="string" calcext:value-type="string">
            <text:p>O=C1C=C(NC2=CC=C(CC3=CC=CC=C3)C=C2)C(=O)C=C1NC1=CC=C(CC2=CC=CC=C2)C=C1</text:p>
          </table:table-cell>
          <table:table-cell table:style-name="ce8" office:value-type="string" calcext:value-type="string">
            <text:p>InChI=1S/C32H26N2O2/c35-31-22-30(34-28-17-13-26(14-18-28)20-24-9-5-2-6-10-24)32(36)21-29(31)33-27-15-11-25(12-16-27)19-23-7-3-1-4-8-23/h1-18,21-22,33-34H,19-2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8" calcext:value-type="float">
            <text:p>404347168</text:p>
          </table:table-cell>
          <table:table-cell table:style-name="ce34" office:value-type="float" office:value="145866891" calcext:value-type="float">
            <text:p>1458668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4</text:p>
          </table:table-cell>
          <table:table-cell table:style-name="ce8" office:value-type="string" calcext:value-type="string">
            <text:p>LVHZYAOHCLZISL-UHFFFAOYSA-N</text:p>
          </table:table-cell>
          <table:table-cell table:style-name="ce8" office:value-type="string" calcext:value-type="string">
            <text:p>[O-]C(CN1C=C[N+](CC(O)(C(F)(F)F)C(F)(F)F)=C1)(C(F)(F)F)C(F)(F)F</text:p>
          </table:table-cell>
          <table:table-cell table:style-name="ce8" office:value-type="string" calcext:value-type="string">
            <text:p>InChI=1S/C11H8F12N2O2/c12-8(13,14)6(26,9(15,16)17)3-24-1-2-25(5-24)4-7(27,10(18,19)20)11(21,22)23/h1-2,5,26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5</text:p>
          </table:table-cell>
          <table:table-cell table:style-name="ce8" office:value-type="string" calcext:value-type="string">
            <text:p>RUWNMIRVOFKJSE-UHFFFAOYSA-N</text:p>
          </table:table-cell>
          <table:table-cell table:style-name="ce8" office:value-type="string" calcext:value-type="string">
            <text:p>[O-]C(CN1C=[N+](CC(O)(C(F)(F)F)C(F)(F)F)C(Cl)=C1Cl)(C(F)(F)F)C(F)(F)F</text:p>
          </table:table-cell>
          <table:table-cell table:style-name="ce8" office:value-type="string" calcext:value-type="string">
            <text:p>InChI=1S/C11H6Cl2F12N2O2/c12-4-5(13)27(2-7(29,10(20,21)22)11(23,24)25)3-26(4)1-6(28,8(14,15)16)9(17,18)19/h3,28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6</text:p>
          </table:table-cell>
          <table:table-cell table:style-name="ce8" office:value-type="string" calcext:value-type="string">
            <text:p>HXDHBRXYUFFZAJ-UHFFFAOYSA-N</text:p>
          </table:table-cell>
          <table:table-cell table:style-name="ce8" office:value-type="string" calcext:value-type="string">
            <text:p>[O-]C(CN1C=[N+](CC(O)(C(F)(F)F)C(F)(F)F)C(C2=CC=CC=C2)=C1C1=CC=CC=C1)(C(F)(F)F)C(F)(F)F</text:p>
          </table:table-cell>
          <table:table-cell table:style-name="ce8" office:value-type="string" calcext:value-type="string">
            <text:p>InChI=1S/C23H16F12N2O2/c24-20(25,26)18(38,21(27,28)29)11-36-13-37(12-19(39,22(30,31)32)23(33,34)35)17(15-9-5-2-6-10-15)16(36)14-7-3-1-4-8-14/h1-10,13,38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7</text:p>
          </table:table-cell>
          <table:table-cell table:style-name="ce8" office:value-type="string" calcext:value-type="string">
            <text:p>BTNZSNNFBONINW-UHFFFAOYSA-N</text:p>
          </table:table-cell>
          <table:table-cell table:style-name="ce8" office:value-type="string" calcext:value-type="string">
            <text:p>[O-]C(CN1C=[N+](CC(O)(C(F)(F)F)C(F)(F)F)C2=C1C=CC=C2)(C(F)(F)F)C(F)(F)F</text:p>
          </table:table-cell>
          <table:table-cell table:style-name="ce8" office:value-type="string" calcext:value-type="string">
            <text:p>InChI=1S/C15H10F12N2O2/c16-12(17,18)10(30,13(19,20)21)5-28-7-29(9-4-2-1-3-8(9)28)6-11(31,14(22,23)24)15(25,26)27/h1-4,7,30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8</text:p>
          </table:table-cell>
          <table:table-cell table:style-name="ce8" office:value-type="string" calcext:value-type="string">
            <text:p>FMAVLRBJPBWAPC-UHFFFAOYSA-N</text:p>
          </table:table-cell>
          <table:table-cell table:style-name="ce8" office:value-type="string" calcext:value-type="string">
            <text:p>[O-]C(CN1C=N[N+](CC(O)(C(F)(F)F)C(F)(F)F)=C1)(C(F)(F)F)C(F)(F)F</text:p>
          </table:table-cell>
          <table:table-cell table:style-name="ce8" office:value-type="string" calcext:value-type="string">
            <text:p>InChI=1S/C10H7F12N3O2/c11-7(12,13)5(26,8(14,15)16)1-24-3-23-25(4-24)2-6(27,9(17,18)19)10(20,21)22/h3-4,27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9</text:p>
          </table:table-cell>
          <table:table-cell table:style-name="ce8" office:value-type="string" calcext:value-type="string">
            <text:p>IODJVCABMZELOG-UHFFFAOYSA-N</text:p>
          </table:table-cell>
          <table:table-cell table:style-name="ce8" office:value-type="string" calcext:value-type="string">
            <text:p>[K+].[K+].[O-]C(CN1[C]N(CC([O-])(C(F)(F)F)C(F)(F)F)C=C1)(C(F)(F)F)C(F)(F)F</text:p>
          </table:table-cell>
          <table:table-cell table:style-name="ce8" office:value-type="string" calcext:value-type="string">
            <text:p>InChI=1S/C11H6F12N2O2.2K/c12-8(13,14)6(26,9(15,16)17)3-24-1-2-25(5-24)4-7(27,10(18,19)20)11(21,22)23;;/h1-2H,3-4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0</text:p>
          </table:table-cell>
          <table:table-cell table:style-name="ce8" office:value-type="string" calcext:value-type="string">
            <text:p>XKMONGOSWBATJA-UHFFFAOYSA-N</text:p>
          </table:table-cell>
          <table:table-cell table:style-name="ce8" office:value-type="string" calcext:value-type="string">
            <text:p>[K+].[K+].[O-]C(CN1[C]N(CC([O-])(C(F)(F)F)C(F)(F)F)C(Cl)=C1Cl)(C(F)(F)F)C(F)(F)F</text:p>
          </table:table-cell>
          <table:table-cell table:style-name="ce8" office:value-type="string" calcext:value-type="string">
            <text:p>InChI=1S/C11H4Cl2F12N2O2.2K/c12-4-5(13)27(2-7(29,10(20,21)22)11(23,24)25)3-26(4)1-6(28,8(14,15)16)9(17,18)19;;/h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1</text:p>
          </table:table-cell>
          <table:table-cell table:style-name="ce8" office:value-type="string" calcext:value-type="string">
            <text:p>YRHJKDFOCRQOND-UHFFFAOYSA-N</text:p>
          </table:table-cell>
          <table:table-cell table:style-name="ce8" office:value-type="string" calcext:value-type="string">
            <text:p>[K+].[K+].[O-]C(CN1[C]N(CC([O-])(C(F)(F)F)C(F)(F)F)C(C2=CC=CC=C2)=C1C1=CC=CC=C1)(C(F)(F)F)C(F)(F)F</text:p>
          </table:table-cell>
          <table:table-cell table:style-name="ce8" office:value-type="string" calcext:value-type="string">
            <text:p>InChI=1S/C23H14F12N2O2.2K/c24-20(25,26)18(38,21(27,28)29)11-36-13-37(12-19(39,22(30,31)32)23(33,34)35)17(15-9-5-2-6-10-15)16(36)14-7-3-1-4-8-14;;/h1-10H,11-1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2</text:p>
          </table:table-cell>
          <table:table-cell table:style-name="ce8" office:value-type="string" calcext:value-type="string">
            <text:p>CIQRLHAFNRGPAW-UHFFFAOYSA-N</text:p>
          </table:table-cell>
          <table:table-cell table:style-name="ce8" office:value-type="string" calcext:value-type="string">
            <text:p>[K+].[K+].[O-]C(CN1[C]N(CC([O-])(C(F)(F)F)C(F)(F)F)C2=C1C=CC=C2)(C(F)(F)F)C(F)(F)F</text:p>
          </table:table-cell>
          <table:table-cell table:style-name="ce8" office:value-type="string" calcext:value-type="string">
            <text:p>InChI=1S/C15H8F12N2O2.2K/c16-12(17,18)10(30,13(19,20)21)5-28-7-29(9-4-2-1-3-8(9)28)6-11(31,14(22,23)24)15(25,26)27;;/h1-4H,5-6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3</text:p>
          </table:table-cell>
          <table:table-cell table:style-name="ce8" office:value-type="string" calcext:value-type="string">
            <text:p>GCLOFQMDPWDBEW-UHFFFAOYSA-N</text:p>
          </table:table-cell>
          <table:table-cell table:style-name="ce8" office:value-type="string" calcext:value-type="string">
            <text:p>[K+].[K+].[O-]C(CN1[C]N(CC([O-])(C(F)(F)F)C(F)(F)F)N=C1)(C(F)(F)F)C(F)(F)F</text:p>
          </table:table-cell>
          <table:table-cell table:style-name="ce8" office:value-type="string" calcext:value-type="string">
            <text:p>InChI=1S/C10H5F12N3O2.2K/c11-7(12,13)5(26,8(14,15)16)1-24-3-23-25(4-24)2-6(27,9(17,18)19)10(20,21)22;;/h3H,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4</text:p>
          </table:table-cell>
          <table:table-cell table:style-name="ce8" office:value-type="string" calcext:value-type="string">
            <text:p>CMIVYIUUSKHDOT-UHFFFAOYSA-N</text:p>
          </table:table-cell>
          <table:table-cell table:style-name="ce8" office:value-type="string" calcext:value-type="string">
            <text:p>FC(F)(F)C1(C(F)(F)F)CN2C=CN3CC(C(F)(F)F)(C(F)(F)F)OC23O1</text:p>
          </table:table-cell>
          <table:table-cell table:style-name="ce8" office:value-type="string" calcext:value-type="string">
            <text:p>InChI=1S/C11H6F12N2O2/c12-7(13,14)5(8(15,16)17)3-24-1-2-25-4-6(9(18,19)20,10(21,22)23)27-11(24,25)26-5/h1-2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5</text:p>
          </table:table-cell>
          <table:table-cell table:style-name="ce8" office:value-type="string" calcext:value-type="string">
            <text:p>JZRNQPBZSSLGLD-UHFFFAOYSA-N</text:p>
          </table:table-cell>
          <table:table-cell table:style-name="ce8" office:value-type="string" calcext:value-type="string">
            <text:p>FC(F)(F)C1(C(F)(F)F)CN2C(Cl)=C(Cl)N3CC(C(F)(F)F)(C(F)(F)F)OC23O1</text:p>
          </table:table-cell>
          <table:table-cell table:style-name="ce8" office:value-type="string" calcext:value-type="string">
            <text:p>InChI=1S/C11H4Cl2F12N2O2/c12-3-4(13)27-2-6(9(20,21)22,10(23,24)25)29-11(27)26(3)1-5(28-11,7(14,15)16)8(17,18)19/h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6</text:p>
          </table:table-cell>
          <table:table-cell table:style-name="ce8" office:value-type="string" calcext:value-type="string">
            <text:p>WCTDXJUCNLQTKH-UHFFFAOYSA-N</text:p>
          </table:table-cell>
          <table:table-cell table:style-name="ce8" office:value-type="string" calcext:value-type="string">
            <text:p>FC(F)(F)C1(C(F)(F)F)CN2C(C3=CC=CC=C3)=C(C3=CC=CC=C3)N3CC(C(F)(F)F)(C(F)(F)F)OC23O1</text:p>
          </table:table-cell>
          <table:table-cell table:style-name="ce8" office:value-type="string" calcext:value-type="string">
            <text:p>InChI=1S/C23H14F12N2O2/c24-19(25,26)17(20(27,28)29)11-36-15(13-7-3-1-4-8-13)16(14-9-5-2-6-10-14)37-12-18(21(30,31)32,22(33,34)35)39-23(36,37)38-17/h1-10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7</text:p>
          </table:table-cell>
          <table:table-cell table:style-name="ce8" office:value-type="string" calcext:value-type="string">
            <text:p>MTXVDYWLVQAUFW-UHFFFAOYSA-N</text:p>
          </table:table-cell>
          <table:table-cell table:style-name="ce8" office:value-type="string" calcext:value-type="string">
            <text:p>FC(F)(F)C1(C(F)(F)F)CN2C3=C(C=CC=C3)N3CC(C(F)(F)F)(C(F)(F)F)OC23O1</text:p>
          </table:table-cell>
          <table:table-cell table:style-name="ce8" office:value-type="string" calcext:value-type="string">
            <text:p>InChI=1S/C15H8F12N2O2/c16-11(17,18)9(12(19,20)21)5-28-7-3-1-2-4-8(7)29-6-10(13(22,23)24,14(25,26)27)31-15(28,29)30-9/h1-4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8</text:p>
          </table:table-cell>
          <table:table-cell table:style-name="ce8" office:value-type="string" calcext:value-type="string">
            <text:p>AAEHGWYATSPRCY-UHFFFAOYSA-N</text:p>
          </table:table-cell>
          <table:table-cell table:style-name="ce8" office:value-type="string" calcext:value-type="string">
            <text:p>FC(F)(F)C1(C(F)(F)F)CN2C=NN3CC(C(F)(F)F)(C(F)(F)F)OC23O1</text:p>
          </table:table-cell>
          <table:table-cell table:style-name="ce8" office:value-type="string" calcext:value-type="string">
            <text:p>InChI=1S/C10H5F12N3O2/c11-6(12,13)4(7(14,15)16)1-24-3-23-25-2-5(8(17,18)19,9(20,21)22)27-10(24,25)26-4/h3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9</text:p>
          </table:table-cell>
          <table:table-cell table:style-name="ce8" office:value-type="string" calcext:value-type="string">
            <text:p>WLZCDCXFXATHNC-UHFFFAOYSA-N</text:p>
          </table:table-cell>
          <table:table-cell table:style-name="ce8" office:value-type="string" calcext:value-type="string">
            <text:p>CC(C)(C)N1C=CN(C(C)(C)C)C1</text:p>
          </table:table-cell>
          <table:table-cell table:style-name="ce8" office:value-type="string" calcext:value-type="string">
            <text:p>InChI=1S/C11H22N2/c1-10(2,3)12-7-8-13(9-12)11(4,5)6/h7-8H,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0</text:p>
          </table:table-cell>
          <table:table-cell table:style-name="ce8" office:value-type="string" calcext:value-type="string">
            <text:p>KLVHEZKFUKUTAF-UHFFFAOYSA-N</text:p>
          </table:table-cell>
          <table:table-cell table:style-name="ce8" office:value-type="string" calcext:value-type="string">
            <text:p>CC(C)(C)N1C=[N+](C(C)(C)C)C=C1C(=O)[Fe-](C=O)(C=O)(C=O)C=O</text:p>
          </table:table-cell>
          <table:table-cell table:style-name="ce8" office:value-type="string" calcext:value-type="string">
            <text:p>InChI=1S/C12H20N2O.4CHO.Fe/c1-11(2,3)13-7-10(8-15)14(9-13)12(4,5)6;4*1-2;/h7,9H,1-6H3;4*1H;/q+1;;;;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1</text:p>
          </table:table-cell>
          <table:table-cell table:style-name="ce8" office:value-type="string" calcext:value-type="string">
            <text:p>CTNJKBPUUZZAEZ-UHFFFAOYSA-M</text:p>
          </table:table-cell>
          <table:table-cell table:style-name="ce8" office:value-type="string" calcext:value-type="string">
            <text:p>CC(=O)C1=C[N+](C(C)(C)C)=CN1C(C)(C)C.O=S(=O)([O-])C(F)(F)F</text:p>
          </table:table-cell>
          <table:table-cell table:style-name="ce8" office:value-type="string" calcext:value-type="string">
            <text:p>InChI=1S/C13H23N2O.CHF3O3S/c1-10(16)11-8-14(12(2,3)4)9-15(11)13(5,6)7;2-1(3,4)8(5,6)7/h8-9H,1-7H3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2</text:p>
          </table:table-cell>
          <table:table-cell table:style-name="ce8" office:value-type="string" calcext:value-type="string">
            <text:p>GZMCSGOUGMHBNJ-UHFFFAOYSA-M</text:p>
          </table:table-cell>
          <table:table-cell table:style-name="ce8" office:value-type="string" calcext:value-type="string">
            <text:p>CC(C)(C)N1C=[N+](C(C)(C)C)C=C1C=O.[Cl-]</text:p>
          </table:table-cell>
          <table:table-cell table:style-name="ce8" office:value-type="string" calcext:value-type="string">
            <text:p>InChI=1S/C12H21N2O.ClH/c1-11(2,3)13-7-10(8-15)14(9-13)12(4,5)6;/h7-9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3</text:p>
          </table:table-cell>
          <table:table-cell table:style-name="ce8" office:value-type="string" calcext:value-type="string">
            <text:p>MAVYSTUNWBUQJS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Ru](=C23)O1</text:p>
          </table:table-cell>
          <table:table-cell table:style-name="ce8" office:value-type="string" calcext:value-type="string">
            <text:p>InChI=1S/2C18H15P.C11H6F12N2O2.Ru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4</text:p>
          </table:table-cell>
          <table:table-cell table:style-name="ce25" office:value-type="string" calcext:value-type="string">
            <text:p>AHMHBNHPZURXLH-UHFFFAOYSA-N</text:p>
          </table:table-cell>
          <table:table-cell table:style-name="ce8" office:value-type="string" calcext:value-type="string">
            <text:p>C1CCC(P(C2CCCCC2)C2CCCCC2)CC1.FC(F)(F)C1(C(F)(F)F)CN2C=CN3CC(C(F)(F)F)(C(F)(F)F)O[Ru](=CC4=CC=CC=C4)(=C23)O1</text:p>
          </table:table-cell>
          <table:table-cell table:style-name="ce8" office:value-type="string" calcext:value-type="string">
            <text:p>InChI=1S/C18H33P.C11H6F12N2O2.C7H6.Ru/c1-4-10-16(11-5-1)19(17-12-6-2-7-13-17)18-14-8-3-9-15-18;12-8(13,14)6(26,9(15,16)17)3-24-1-2-25(5-24)4-7(27,10(18,19)20)11(21,22)23;1-7-5-3-2-4-6-7;/h16-18H,1-15H2;1-2H,3-4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5</text:p>
          </table:table-cell>
          <table:table-cell table:style-name="ce25" office:value-type="string" calcext:value-type="string">
            <text:p>GZBIRAAGZUGHQJ-UHFFFAOYSA-N</text:p>
          </table:table-cell>
          <table:table-cell table:style-name="ce8" office:value-type="string" calcext:value-type="string">
            <text:p>C1CCC(P(C2CCCCC2)C2CCCCC2)CC1.FC(F)(F)C1(C(F)(F)F)CN2C(Cl)=C(Cl)N3CC(C(F)(F)F)(C(F)(F)F)O[Ru](=CC4=CC=CC=C4)(=C23)O1</text:p>
          </table:table-cell>
          <table:table-cell table:style-name="ce8" office:value-type="string" calcext:value-type="string">
            <text:p>InChI=1S/C18H33P.C11H4Cl2F12N2O2.C7H6.Ru/c1-4-10-16(11-5-1)19(17-12-6-2-7-13-17)18-14-8-3-9-15-18;12-4-5(13)27(2-7(29,10(20,21)22)11(23,24)25)3-26(4)1-6(28,8(14,15)16)9(17,18)19;1-7-5-3-2-4-6-7;/h16-18H,1-15H2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6</text:p>
          </table:table-cell>
          <table:table-cell table:style-name="ce25" office:value-type="string" calcext:value-type="string">
            <text:p>OMWWYTYWQUVNEK-UHFFFAOYSA-N</text:p>
          </table:table-cell>
          <table:table-cell table:style-name="ce8" office:value-type="string" calcext:value-type="string">
            <text:p>C1CCC(P(C2CCCCC2)C2CCCCC2)CC1.FC(F)(F)C1(C(F)(F)F)CN2C(C3=CC=CC=C3)=C(C3=CC=CC=C3)N3CC(C(F)(F)F)(C(F)(F)F)O[Ru](=CC4=CC=CC=C4)(=C23)O1</text:p>
          </table:table-cell>
          <table:table-cell table:style-name="ce8" office:value-type="string" calcext:value-type="string">
            <text:p>InChI=1S/C23H14F12N2O2.C18H33P.C7H6.Ru/c24-20(25,26)18(38,21(27,28)29)11-36-13-37(12-19(39,22(30,31)32)23(33,34)35)17(15-9-5-2-6-10-15)16(36)14-7-3-1-4-8-14;1-4-10-16(11-5-1)19(17-12-6-2-7-13-17)18-14-8-3-9-15-18;1-7-5-3-2-4-6-7;/h1-10H,11-12H2;16-18H,1-15H2;1-6H;/q-2;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7</text:p>
          </table:table-cell>
          <table:table-cell table:style-name="ce25" office:value-type="string" calcext:value-type="string">
            <text:p>MITUAVTYHSMQAD-UHFFFAOYSA-N</text:p>
          </table:table-cell>
          <table:table-cell table:style-name="ce8" office:value-type="string" calcext:value-type="string">
            <text:p>C1CCC(P(C2CCCCC2)C2CCCCC2)CC1.FC(F)(F)C1(C(F)(F)F)CN2C3=[Ru](=CC4=CC=CC=C4)(O1)OC(C(F)(F)F)(C(F)(F)F)CN3C1=CC=CC=C12</text:p>
          </table:table-cell>
          <table:table-cell table:style-name="ce8" office:value-type="string" calcext:value-type="string">
            <text:p>InChI=1S/C18H33P.C15H8F12N2O2.C7H6.Ru/c1-4-10-16(11-5-1)19(17-12-6-2-7-13-17)18-14-8-3-9-15-18;16-12(17,18)10(30,13(19,20)21)5-28-7-29(9-4-2-1-3-8(9)28)6-11(31,14(22,23)24)15(25,26)27;1-7-5-3-2-4-6-7;/h16-18H,1-15H2;1-4H,5-6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8</text:p>
          </table:table-cell>
          <table:table-cell table:style-name="ce25" office:value-type="string" calcext:value-type="string">
            <text:p>VFGJPMDGSONKPN-UHFFFAOYSA-N</text:p>
          </table:table-cell>
          <table:table-cell table:style-name="ce8" office:value-type="string" calcext:value-type="string">
            <text:p>C1CCC(P(C2CCCCC2)C2CCCCC2)CC1.FC(F)(F)C1(C(F)(F)F)CN2C=NN3CC(C(F)(F)F)(C(F)(F)F)O[Ru](=CC4=CC=CC=C4)(=C23)O1</text:p>
          </table:table-cell>
          <table:table-cell table:style-name="ce8" office:value-type="string" calcext:value-type="string">
            <text:p>InChI=1S/C18H33P.C10H5F12N3O2.C7H6.Ru/c1-4-10-16(11-5-1)19(17-12-6-2-7-13-17)18-14-8-3-9-15-18;11-7(12,13)5(26,8(14,15)16)1-24-3-23-25(4-24)2-6(27,9(17,18)19)10(20,21)22;1-7-5-3-2-4-6-7;/h16-18H,1-15H2;3H,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9</text:p>
          </table:table-cell>
          <table:table-cell table:style-name="ce25" office:value-type="string" calcext:value-type="string">
            <text:p>DJUBRGAOMUYNEB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Fe](=C23)O1</text:p>
          </table:table-cell>
          <table:table-cell table:style-name="ce8" office:value-type="string" calcext:value-type="string">
            <text:p>InChI=1S/2C18H15P.C11H6F12N2O2.Fe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0</text:p>
          </table:table-cell>
          <table:table-cell table:style-name="ce25" office:value-type="string" calcext:value-type="string">
            <text:p>GPIDHFLTFUCDJD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(Cl)=C(Cl)N3CC(C(F)(F)F)(C(F)(F)F)O[Fe](=C23)O1</text:p>
          </table:table-cell>
          <table:table-cell table:style-name="ce8" office:value-type="string" calcext:value-type="string">
            <text:p>InChI=1S/2C18H15P.C11H4Cl2F12N2O2.Fe/c2*1-4-10-16(11-5-1)19(17-12-6-2-7-13-17)18-14-8-3-9-15-18;12-4-5(13)27(2-7(29,10(20,21)22)11(23,24)25)3-26(4)1-6(28,8(14,15)16)9(17,18)19;/h2*1-15H;1-2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1</text:p>
          </table:table-cell>
          <table:table-cell table:style-name="ce25" office:value-type="string" calcext:value-type="string">
            <text:p>IUGHIRSLWBOOED-UHFFFAOYSA-N</text:p>
          </table:table-cell>
          <table:table-cell table:style-name="ce8" office:value-type="string" calcext:value-type="string">
            <text:p>C1=CC=C(P(C2=CC=CC=C2)C2=CC=CC=C2)C=C1.FC(F)(F)C1(C(F)(F)F)CN2C(Cl)=C(Cl)N3CC(C(F)(F)F)(C(F)(F)F)O[Fe](=CC4=CC=CC=C4)(=C23)O1</text:p>
          </table:table-cell>
          <table:table-cell table:style-name="ce8" office:value-type="string" calcext:value-type="string">
            <text:p>InChI=1S/C18H15P.C11H4Cl2F12N2O2.C7H6.Fe/c1-4-10-16(11-5-1)19(17-12-6-2-7-13-17)18-14-8-3-9-15-18;12-4-5(13)27(2-7(29,10(20,21)22)11(23,24)25)3-26(4)1-6(28,8(14,15)16)9(17,18)19;1-7-5-3-2-4-6-7;/h1-15H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2</text:p>
          </table:table-cell>
          <table:table-cell table:style-name="ce25" office:value-type="string" calcext:value-type="string">
            <text:p>JKZDIDBJPHJMBJ-UHFFFAOYSA-N</text:p>
          </table:table-cell>
          <table:table-cell table:style-name="ce8" office:value-type="string" calcext:value-type="string">
            <text:p>CC1=C(C)N(C)[C]N1C.FC(F)(F)C1(C(F)(F)F)O[Si]2(OC(C(F)(F)F)(C(F)(F)F)C3=C2C=CC=C3)C2=C1C=CC=C2</text:p>
          </table:table-cell>
          <table:table-cell table:style-name="ce8" office:value-type="string" calcext:value-type="string">
            <text:p>InChI=1S/C18H8F12O2Si.C7H12N2/c19-15(20,21)13(16(22,23)24)9-5-1-3-7-11(9)33(31-13)12-8-4-2-6-10(12)14(32-33,17(25,26)27)18(28,29)30;1-6-7(2)9(4)5-8(6)3/h1-8H;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number-columns-repeated="1016"/>
        </table:table-row>
        <table:table-row table:style-name="ro5" table:number-rows-repeated="104754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K1:Sheet1.K1048576">
            <calcext:condition calcext:apply-style-name="ConditionalStyle_1" calcext:value="=&quot;YES&quot;" calcext:base-cell-address="Sheet1.K1"/>
          </calcext:conditional-format>
          <calcext:conditional-format calcext:target-range-address="Sheet1.B1025:Sheet1.B1048576 Sheet1.B1:Sheet1.B370 Sheet1.B372:Sheet1.B378 Sheet1.B392:Sheet1.B464 Sheet1.B476:Sheet1.B506 Sheet1.B511:Sheet1.B558 Sheet1.B589:Sheet1.B616 Sheet1.B665:Sheet1.B719 Sheet1.B745:Sheet1.B804 Sheet1.B892:Sheet1.B900 Sheet1.B925:Sheet1.B961 Sheet1.B969:Sheet1.B970 Sheet1.B995:Sheet1.B1004 Sheet1.B577:Sheet1.B577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1:18:56.730453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2-17T11:22:44.252950563</dc:date>
    <meta:generator>LibreOffice/6.0.7.3$Linux_X86_64 LibreOffice_project/00m0$Build-3</meta:generator>
    <meta:editing-duration>PT5H27M12S</meta:editing-duration>
    <meta:editing-cycles>84</meta:editing-cycles>
    <meta:document-statistic meta:table-count="1" meta:cell-count="12461" meta:object-count="0"/>
    <meta:user-defined meta:name="AppVersion">16.0300</meta:user-defined>
    <meta:user-defined meta:name="Company">University Libraries</meta:user-defined>
  </office:meta>
</office:document-meta>
</file>